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wis721 LtCn BT" svg:font-family="'Swis721 LtCn BT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5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0.4634in"/>
    </style:style>
    <style:style style:name="co3" style:family="table-column">
      <style:table-column-properties fo:break-before="auto" style:column-width="0.4846in"/>
    </style:style>
    <style:style style:name="co4" style:family="table-column">
      <style:table-column-properties fo:break-before="auto" style:column-width="0.452in"/>
    </style:style>
    <style:style style:name="co6" style:family="table-column">
      <style:table-column-properties fo:break-before="auto" style:column-width="2.6126in"/>
    </style:style>
    <style:style style:name="ro1" style:family="table-row">
      <style:table-row-properties style:row-height="0.177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 style:data-style-name="N5001">
      <style:table-cell-properties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5001">
      <style:table-cell-properties fo:background-color="#ffffff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5001">
      <style:table-cell-properties fo:background-color="transparent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001">
      <style:table-cell-properties fo:background-color="#ffff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500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5001">
      <style:table-cell-properties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Swis721 LtCn BT" fo:font-size="10pt" fo:font-style="normal" fo:text-shadow="none" style:text-underline-style="none" fo:font-weight="normal" style:font-size-asian="10pt" style:font-style-asian="normal" style:font-weight-asian="normal" style:font-name-complex="Swis721 LtCn BT" style:font-size-complex="10pt" style:font-style-complex="normal" style:font-weight-complex="normal"/>
    </style:style>
    <style:style style:name="ce9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Swis721 LtCn BT" fo:font-size="10pt" fo:font-style="normal" fo:text-shadow="none" style:text-underline-style="none" fo:font-weight="normal" style:font-size-asian="10pt" style:font-style-asian="normal" style:font-weight-asian="normal" style:font-name-complex="Swis721 LtCn BT" style:font-size-complex="10pt" style:font-style-complex="normal" style:font-weight-complex="normal"/>
    </style:style>
    <style:style style:name="ce10" style:family="table-cell" style:parent-style-name="Default" style:data-style-name="N50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Swis721 LtCn BT" fo:font-size="10pt" fo:font-style="normal" fo:text-shadow="none" style:text-underline-style="none" fo:font-weight="normal" style:font-size-asian="10pt" style:font-style-asian="normal" style:font-weight-asian="normal" style:font-name-complex="Swis721 LtCn BT" style:font-size-complex="10pt" style:font-style-complex="normal" style:font-weight-complex="normal"/>
    </style:style>
    <style:style style:name="ce11" style:family="table-cell" style:parent-style-name="Default" style:data-style-name="N5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Swis721 LtCn BT" fo:font-size="10pt" fo:font-style="normal" fo:text-shadow="none" style:text-underline-style="none" fo:font-weight="normal" style:font-size-asian="10pt" style:font-style-asian="normal" style:font-weight-asian="normal" style:font-name-complex="Swis721 LtCn BT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munn</text:p>
          </table:table-cell>
          <table:table-cell office:value-type="string">
            <text:p>dusos</text:p>
          </table:table-cell>
          <table:table-cell office:value-type="string">
            <text:p>yr</text:p>
          </table:table-cell>
          <table:table-cell office:value-type="string">
            <text:p>mun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01lab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02lab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03lab</text:p>
          </table:table-cell>
          <table:table-cell table:style-name="ce5" office:value-type="string">
            <text:p>p04</text:p>
          </table:table-cell>
          <table:table-cell table:style-name="ce5" office:value-type="string">
            <text:p>p04lab</text:p>
          </table:table-cell>
          <table:table-cell table:style-name="ce5" office:value-type="string">
            <text:p>p05</text:p>
          </table:table-cell>
          <table:table-cell table:style-name="ce5" office:value-type="string">
            <text:p>p05lab</text:p>
          </table:table-cell>
          <table:table-cell table:style-name="ce5" office:value-type="string">
            <text:p>p06</text:p>
          </table:table-cell>
          <table:table-cell table:style-name="ce5" office:value-type="string">
            <text:p>p06lab</text:p>
          </table:table-cell>
          <table:table-cell table:style-name="ce5" office:value-type="string">
            <text:p>p07</text:p>
          </table:table-cell>
          <table:table-cell table:style-name="ce5" office:value-type="string">
            <text:p>p07lab</text:p>
          </table:table-cell>
          <table:table-cell table:style-name="ce5" office:value-type="string">
            <text:p>p08</text:p>
          </table:table-cell>
          <table:table-cell table:style-name="ce5" office:value-type="string">
            <text:p>p08lab</text:p>
          </table:table-cell>
          <table:table-cell table:style-name="ce5" office:value-type="string">
            <text:p>p09</text:p>
          </table:table-cell>
          <table:table-cell table:style-name="ce5" office:value-type="string">
            <text:p>p09lab</text:p>
          </table:table-cell>
          <table:table-cell table:style-name="ce5" office:value-type="string">
            <text:p>efec</text:p>
          </table:table-cell>
          <table:table-cell table:style-name="ce5" office:value-type="string">
            <text:p>nr</text:p>
          </table:table-cell>
          <table:table-cell table:style-name="ce5" office:value-type="string">
            <text:p>nulos</text:p>
          </table:table-cell>
          <table:table-cell table:style-name="ce5" office:value-type="string">
            <text:p>tot</text:p>
          </table:table-cell>
          <table:table-cell table:style-name="ce5" office:value-type="string">
            <text:p>lisnom</text:p>
          </table:table-cell>
          <table:table-cell table:style-name="ce5" office:value-type="string">
            <text:p>fuente</text:p>
          </table:table-cell>
          <table:table-cell table:number-columns-repeated="996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bejone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catlán de Pérez Figueroa</text:p>
          </table:table-cell>
          <table:table-cell table:style-name="ce8" office:value-type="float" office:value="553">
            <text:p>553</text:p>
          </table:table-cell>
          <table:table-cell table:style-name="ce9" office:value-type="string">
            <text:p>pan </text:p>
          </table:table-cell>
          <table:table-cell table:style-name="ce8" office:value-type="float" office:value="6291">
            <text:p>6291</text:p>
          </table:table-cell>
          <table:table-cell table:style-name="ce9" office:value-type="string">
            <text:p>pri</text:p>
          </table:table-cell>
          <table:table-cell table:style-name="ce8" office:value-type="float" office:value="4018">
            <text:p>4018</text:p>
          </table:table-cell>
          <table:table-cell table:style-name="ce9" office:value-type="string">
            <text:p>prd</text:p>
          </table:table-cell>
          <table:table-cell table:style-name="ce8" office:value-type="float" office:value="1935">
            <text:p>1935</text:p>
          </table:table-cell>
          <table:table-cell table:style-name="ce9" office:value-type="string">
            <text:p>pt</text:p>
          </table:table-cell>
          <table:table-cell table:style-name="ce8" office:value-type="float" office:value="4279">
            <text:p>4279</text:p>
          </table:table-cell>
          <table:table-cell table:style-name="ce9" office:value-type="string">
            <text:p>pvem</text:p>
          </table:table-cell>
          <table:table-cell table:style-name="ce8" office:value-type="float" office:value="762">
            <text:p>762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26">
            <text:p>26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]-SUM([.X3:.Y3])" office:value-type="float" office:value="17864">
            <text:p>1786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127">
            <text:p>18127</text:p>
          </table:table-cell>
          <table:table-cell table:style-name="ce8" office:value-type="float" office:value="29392">
            <text:p>2939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sunción Caca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sunción Cuyotepeji</text:p>
          </table:table-cell>
          <table:table-cell table:style-name="ce8" office:value-type="float" office:value="291">
            <text:p>291</text:p>
          </table:table-cell>
          <table:table-cell table:style-name="ce9" office:value-type="string">
            <text:p>pan </text:p>
          </table:table-cell>
          <table:table-cell table:style-name="ce8" office:value-type="float" office:value="301">
            <text:p>301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]-SUM([.X5:.Y5])" office:value-type="float" office:value="592">
            <text:p>59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98">
            <text:p>598</text:p>
          </table:table-cell>
          <table:table-cell table:style-name="ce8" office:value-type="float" office:value="817">
            <text:p>81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sunción Ixtaltepe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3790">
            <text:p>3790</text:p>
          </table:table-cell>
          <table:table-cell table:style-name="ce9" office:value-type="string">
            <text:p>pri</text:p>
          </table:table-cell>
          <table:table-cell table:style-name="ce9" office:value-type="float" office:value="3862">
            <text:p>3862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6]-SUM([.X6:.Y6])" office:value-type="float" office:value="7676">
            <text:p>76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51">
            <text:p>7751</text:p>
          </table:table-cell>
          <table:table-cell table:style-name="ce9" office:value-type="float" office:value="11123">
            <text:p>1112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sunción Nochixtlán</text:p>
          </table:table-cell>
          <table:table-cell table:style-name="ce8" office:value-type="float" office:value="492">
            <text:p>492</text:p>
          </table:table-cell>
          <table:table-cell table:style-name="ce9" office:value-type="string">
            <text:p>pan </text:p>
          </table:table-cell>
          <table:table-cell table:style-name="ce8" office:value-type="float" office:value="1916">
            <text:p>1916</text:p>
          </table:table-cell>
          <table:table-cell table:style-name="ce9" office:value-type="string">
            <text:p>pri</text:p>
          </table:table-cell>
          <table:table-cell table:style-name="ce8" office:value-type="float" office:value="2600">
            <text:p>260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559">
            <text:p>559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106">
            <text:p>106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7]-SUM([.X7:.Y7])" office:value-type="float" office:value="5673">
            <text:p>567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5766">
            <text:p>5766</text:p>
          </table:table-cell>
          <table:table-cell table:style-name="ce8" office:value-type="float" office:value="9917">
            <text:p>991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sunción Ocotlán</text:p>
          </table:table-cell>
          <table:table-cell table:style-name="ce10" office:value-type="float" office:value="162">
            <text:p>162</text:p>
          </table:table-cell>
          <table:table-cell table:style-name="ce9" office:value-type="string">
            <text:p>pan </text:p>
          </table:table-cell>
          <table:table-cell table:style-name="ce10" office:value-type="float" office:value="446">
            <text:p>446</text:p>
          </table:table-cell>
          <table:table-cell table:style-name="ce9" office:value-type="string">
            <text:p>pri</text:p>
          </table:table-cell>
          <table:table-cell table:style-name="ce10" office:value-type="float" office:value="194">
            <text:p>194</text:p>
          </table:table-cell>
          <table:table-cell table:style-name="ce9" office:value-type="string">
            <text:p>prd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245">
            <text:p>245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312">
            <text:p>312</text:p>
          </table:table-cell>
          <table:table-cell table:style-name="ce9" office:value-type="string">
            <text:p>pna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8]-SUM([.X8:.Y8])" office:value-type="float" office:value="1359">
            <text:p>135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388">
            <text:p>1388</text:p>
          </table:table-cell>
          <table:table-cell table:style-name="ce10" office:value-type="float" office:value="2934">
            <text:p>293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sunción Tlacoluli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6" office:value-type="string">
            <text:p>Ayotzintepec</text:p>
          </table:table-cell>
          <table:table-cell table:style-name="ce8" office:value-type="float" office:value="143">
            <text:p>143</text:p>
          </table:table-cell>
          <table:table-cell table:style-name="ce9" office:value-type="string">
            <text:p>pan </text:p>
          </table:table-cell>
          <table:table-cell table:style-name="ce8" office:value-type="float" office:value="908">
            <text:p>908</text:p>
          </table:table-cell>
          <table:table-cell table:style-name="ce9" office:value-type="string">
            <text:p>pri</text:p>
          </table:table-cell>
          <table:table-cell table:style-name="ce8" office:value-type="float" office:value="1331">
            <text:p>133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SUM([.U10];[.S10];[.Q10];[.O10];[.M10];[.K10];[.I10];[.G10];[.E10])" office:value-type="float" office:value="2382">
            <text:p>238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413">
            <text:p>2413</text:p>
          </table:table-cell>
          <table:table-cell table:style-name="ce7" office:value-type="string">
            <text:p>.</text:p>
          </table:table-cell>
          <table:table-cell office:value-type="string">
            <text:p>cidac</text:p>
          </table:table-cell>
          <table:table-cell table:number-columns-repeated="996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Barrio de la Soledad, El</text:p>
          </table:table-cell>
          <table:table-cell table:style-name="ce11" office:value-type="float" office:value="1894">
            <text:p>1894</text:p>
          </table:table-cell>
          <table:table-cell table:style-name="ce9" office:value-type="string">
            <text:p>pan </text:p>
          </table:table-cell>
          <table:table-cell table:style-name="ce11" office:value-type="float" office:value="2966">
            <text:p>2966</text:p>
          </table:table-cell>
          <table:table-cell table:style-name="ce9" office:value-type="string">
            <text:p>pri</text:p>
          </table:table-cell>
          <table:table-cell table:style-name="ce11" office:value-type="float" office:value="567">
            <text:p>567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1]-SUM([.X11:.Y11])" office:value-type="float" office:value="5382">
            <text:p>538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5443">
            <text:p>5443</text:p>
          </table:table-cell>
          <table:table-cell table:style-name="ce11" office:value-type="float" office:value="9116">
            <text:p>911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alihual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andelaria Loxich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iénega de Zimatlán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0" office:value-type="float" office:value="766">
            <text:p>766</text:p>
          </table:table-cell>
          <table:table-cell table:style-name="ce9" office:value-type="string">
            <text:p>pri</text:p>
          </table:table-cell>
          <table:table-cell table:style-name="ce10" office:value-type="float" office:value="614">
            <text:p>614</text:p>
          </table:table-cell>
          <table:table-cell table:style-name="ce9" office:value-type="string">
            <text:p>prd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4]-SUM([.X14:.Y14])" office:value-type="float" office:value="1380">
            <text:p>13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404">
            <text:p>1404</text:p>
          </table:table-cell>
          <table:table-cell table:style-name="ce10" office:value-type="float" office:value="2547">
            <text:p>254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iudad Ixtepec</text:p>
          </table:table-cell>
          <table:table-cell table:style-name="ce9" office:value-type="float" office:value="558">
            <text:p>558</text:p>
          </table:table-cell>
          <table:table-cell table:style-name="ce9" office:value-type="string">
            <text:p>pan </text:p>
          </table:table-cell>
          <table:table-cell table:style-name="ce9" office:value-type="float" office:value="4360">
            <text:p>4360</text:p>
          </table:table-cell>
          <table:table-cell table:style-name="ce9" office:value-type="string">
            <text:p>pri</text:p>
          </table:table-cell>
          <table:table-cell table:style-name="ce9" office:value-type="float" office:value="1899">
            <text:p>1899</text:p>
          </table:table-cell>
          <table:table-cell table:style-name="ce9" office:value-type="string">
            <text:p>prd</text:p>
          </table:table-cell>
          <table:table-cell table:style-name="ce9" office:value-type="float" office:value="1974">
            <text:p>1974</text:p>
          </table:table-cell>
          <table:table-cell table:style-name="ce9" office:value-type="string">
            <text:p>pt</text:p>
          </table:table-cell>
          <table:table-cell table:style-name="ce9" office:value-type="float" office:value="84">
            <text:p>84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77">
            <text:p>77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5]-SUM([.X15:.Y15])" office:value-type="float" office:value="8952">
            <text:p>8952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9099">
            <text:p>9099</text:p>
          </table:table-cell>
          <table:table-cell table:style-name="ce9" office:value-type="float" office:value="17515">
            <text:p>1751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atecas Alt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icoyán de las Flore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mpañía, 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ncepción Buenavis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ncepción Pápal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nstancia del Rosari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solapa</text:p>
          </table:table-cell>
          <table:table-cell table:style-name="ce8" office:value-type="float" office:value="1962">
            <text:p>1962</text:p>
          </table:table-cell>
          <table:table-cell table:style-name="ce9" office:value-type="string">
            <text:p>pan </text:p>
          </table:table-cell>
          <table:table-cell table:style-name="ce8" office:value-type="float" office:value="1948">
            <text:p>1948</text:p>
          </table:table-cell>
          <table:table-cell table:style-name="ce9" office:value-type="string">
            <text:p>pri</text:p>
          </table:table-cell>
          <table:table-cell table:style-name="ce8" office:value-type="float" office:value="1417">
            <text:p>1417</text:p>
          </table:table-cell>
          <table:table-cell table:style-name="ce9" office:value-type="string">
            <text:p>prd</text:p>
          </table:table-cell>
          <table:table-cell table:style-name="ce8" office:value-type="float" office:value="492">
            <text:p>492</text:p>
          </table:table-cell>
          <table:table-cell table:style-name="ce9" office:value-type="string">
            <text:p>pt</text:p>
          </table:table-cell>
          <table:table-cell table:style-name="ce8" office:value-type="float" office:value="35">
            <text:p>35</text:p>
          </table:table-cell>
          <table:table-cell table:style-name="ce9" office:value-type="string">
            <text:p>pvem</text:p>
          </table:table-cell>
          <table:table-cell table:style-name="ce8" office:value-type="float" office:value="147">
            <text:p>147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2">
            <text:p>2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2]-SUM([.X22:.Y22])" office:value-type="float" office:value="6003">
            <text:p>600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6078">
            <text:p>6078</text:p>
          </table:table-cell>
          <table:table-cell table:style-name="ce8" office:value-type="float" office:value="9227">
            <text:p>922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oso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uilápam de Guerrero</text:p>
          </table:table-cell>
          <table:table-cell table:style-name="ce9" office:value-type="float" office:value="1065">
            <text:p>1065</text:p>
          </table:table-cell>
          <table:table-cell table:style-name="ce9" office:value-type="string">
            <text:p>pan </text:p>
          </table:table-cell>
          <table:table-cell table:style-name="ce9" office:value-type="float" office:value="1196">
            <text:p>1196</text:p>
          </table:table-cell>
          <table:table-cell table:style-name="ce9" office:value-type="string">
            <text:p>pri</text:p>
          </table:table-cell>
          <table:table-cell table:style-name="ce9" office:value-type="float" office:value="906">
            <text:p>906</text:p>
          </table:table-cell>
          <table:table-cell table:style-name="ce9" office:value-type="string">
            <text:p>prd</text:p>
          </table:table-cell>
          <table:table-cell table:style-name="ce9" office:value-type="float" office:value="114">
            <text:p>114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1442">
            <text:p>1442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215">
            <text:p>215</text:p>
          </table:table-cell>
          <table:table-cell table:style-name="ce9" office:value-type="string">
            <text:p>pna</text:p>
          </table:table-cell>
          <table:table-cell table:style-name="ce9" office:value-type="float" office:value="64">
            <text:p>64</text:p>
          </table:table-cell>
          <table:table-cell table:style-name="ce9" office:value-type="string">
            <text:p>pasdc</text:p>
          </table:table-cell>
          <table:table-cell table:style-name="ce9" table:formula="of:=[.Z24]-SUM([.X24:.Y24])" office:value-type="float" office:value="5002">
            <text:p>50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5141">
            <text:p>5141</text:p>
          </table:table-cell>
          <table:table-cell table:style-name="ce9" office:value-type="float" office:value="9797">
            <text:p>979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uyamecalco Villa de Zaragoz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hahuites</text:p>
          </table:table-cell>
          <table:table-cell table:style-name="ce10" office:value-type="float" office:value="154">
            <text:p>154</text:p>
          </table:table-cell>
          <table:table-cell table:style-name="ce9" office:value-type="string">
            <text:p>pan </text:p>
          </table:table-cell>
          <table:table-cell table:style-name="ce10" office:value-type="float" office:value="2472">
            <text:p>2472</text:p>
          </table:table-cell>
          <table:table-cell table:style-name="ce9" office:value-type="string">
            <text:p>pri</text:p>
          </table:table-cell>
          <table:table-cell table:style-name="ce10" office:value-type="float" office:value="2163">
            <text:p>2163</text:p>
          </table:table-cell>
          <table:table-cell table:style-name="ce9" office:value-type="string">
            <text:p>prd</text:p>
          </table:table-cell>
          <table:table-cell table:style-name="ce10" office:value-type="float" office:value="81">
            <text:p>81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6]-SUM([.X26:.Y26])" office:value-type="float" office:value="4870">
            <text:p>487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4883">
            <text:p>4883</text:p>
          </table:table-cell>
          <table:table-cell table:style-name="ce11" office:value-type="float" office:value="7196">
            <text:p>719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halcatongo de Hidalgo</text:p>
          </table:table-cell>
          <table:table-cell table:style-name="ce8" office:value-type="float" office:value="34">
            <text:p>34</text:p>
          </table:table-cell>
          <table:table-cell table:style-name="ce9" office:value-type="string">
            <text:p>pan </text:p>
          </table:table-cell>
          <table:table-cell table:style-name="ce8" office:value-type="float" office:value="2012">
            <text:p>2012</text:p>
          </table:table-cell>
          <table:table-cell table:style-name="ce9" office:value-type="string">
            <text:p>pri</text:p>
          </table:table-cell>
          <table:table-cell table:style-name="ce8" office:value-type="float" office:value="1219">
            <text:p>121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7]-SUM([.X27:.Y27])" office:value-type="float" office:value="3265">
            <text:p>326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3354">
            <text:p>3354</text:p>
          </table:table-cell>
          <table:table-cell table:style-name="ce8" office:value-type="float" office:value="5323">
            <text:p>532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hiquihuitlán de Benito Juáre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Heroica Ciudad de Ejutla de Crespo</text:p>
          </table:table-cell>
          <table:table-cell table:style-name="ce8" office:value-type="float" office:value="2470">
            <text:p>2470</text:p>
          </table:table-cell>
          <table:table-cell table:style-name="ce9" office:value-type="string">
            <text:p>pan </text:p>
          </table:table-cell>
          <table:table-cell table:style-name="ce8" office:value-type="float" office:value="3307">
            <text:p>3307</text:p>
          </table:table-cell>
          <table:table-cell table:style-name="ce9" office:value-type="string">
            <text:p>pri</text:p>
          </table:table-cell>
          <table:table-cell table:style-name="ce8" office:value-type="float" office:value="2311">
            <text:p>231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390">
            <text:p>39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12">
            <text:p>12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9]-SUM([.X29:.Y29])" office:value-type="float" office:value="8490">
            <text:p>849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8738">
            <text:p>8738</text:p>
          </table:table-cell>
          <table:table-cell table:style-name="ce8" office:value-type="float" office:value="14937">
            <text:p>1493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Eloxochitlán de Flores Magó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Espinal, El</text:p>
          </table:table-cell>
          <table:table-cell table:style-name="ce9" office:value-type="float" office:value="214">
            <text:p>214</text:p>
          </table:table-cell>
          <table:table-cell table:style-name="ce9" office:value-type="string">
            <text:p>pan </text:p>
          </table:table-cell>
          <table:table-cell table:style-name="ce9" office:value-type="float" office:value="1931">
            <text:p>1931</text:p>
          </table:table-cell>
          <table:table-cell table:style-name="ce9" office:value-type="string">
            <text:p>pri</text:p>
          </table:table-cell>
          <table:table-cell table:style-name="ce9" office:value-type="float" office:value="1653">
            <text:p>1653</text:p>
          </table:table-cell>
          <table:table-cell table:style-name="ce9" office:value-type="string">
            <text:p>prd</text:p>
          </table:table-cell>
          <table:table-cell table:style-name="ce9" office:value-type="float" office:value="33">
            <text:p>33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751">
            <text:p>751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1]-SUM([.X31:.Y31])" office:value-type="float" office:value="4582">
            <text:p>458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609">
            <text:p>4609</text:p>
          </table:table-cell>
          <table:table-cell table:style-name="ce9" office:value-type="float" office:value="6128">
            <text:p>612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amazulapam del Espíritu Sant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Fresnillo de Trujan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89">
            <text:p>189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3]-SUM([.X33:.Y33])" office:value-type="float" office:value="189">
            <text:p>18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779">
            <text:p>77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Guadalupe E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2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Guadalupe de Ramírez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374">
            <text:p>374</text:p>
          </table:table-cell>
          <table:table-cell table:style-name="ce9" office:value-type="string">
            <text:p>pri</text:p>
          </table:table-cell>
          <table:table-cell table:style-name="ce8" office:value-type="float" office:value="362">
            <text:p>36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SUM([.S35];[.U35];[.Q35];[.O35];[.M35];[.K35];[.I35];[.G35];[.E35])" office:value-type="float" office:value="736">
            <text:p>73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743">
            <text:p>743</text:p>
          </table:table-cell>
          <table:table-cell table:style-name="ce7" office:value-type="string">
            <text:p>.</text:p>
          </table:table-cell>
          <table:table-cell office:value-type="string">
            <text:p>cidac</text:p>
          </table:table-cell>
          <table:table-cell table:number-columns-repeated="996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Guelatao de Juáre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Guevea de Humboldt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esones Hidal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Hidal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Heroica Ciudad de Huajuapan de León</text:p>
          </table:table-cell>
          <table:table-cell table:style-name="ce8" office:value-type="float" office:value="6593">
            <text:p>6593</text:p>
          </table:table-cell>
          <table:table-cell table:style-name="ce9" office:value-type="string">
            <text:p>pan </text:p>
          </table:table-cell>
          <table:table-cell table:style-name="ce8" office:value-type="float" office:value="6989">
            <text:p>6989</text:p>
          </table:table-cell>
          <table:table-cell table:style-name="ce9" office:value-type="string">
            <text:p>pri</text:p>
          </table:table-cell>
          <table:table-cell table:style-name="ce8" office:value-type="float" office:value="4160">
            <text:p>416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0]-SUM([.X40:.Y40])" office:value-type="float" office:value="17742">
            <text:p>17742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8045">
            <text:p>18045</text:p>
          </table:table-cell>
          <table:table-cell table:style-name="ce8" office:value-type="float" office:value="44556">
            <text:p>4455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Huautepec</text:p>
          </table:table-cell>
          <table:table-cell table:style-name="ce8" office:value-type="float" office:value="1107">
            <text:p>1107</text:p>
          </table:table-cell>
          <table:table-cell table:style-name="ce9" office:value-type="string">
            <text:p>pan </text:p>
          </table:table-cell>
          <table:table-cell table:style-name="ce8" office:value-type="float" office:value="1360">
            <text:p>1360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1]-SUM([.X41:.Y41])" office:value-type="float" office:value="2467">
            <text:p>246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2499">
            <text:p>2499</text:p>
          </table:table-cell>
          <table:table-cell table:style-name="ce8" office:value-type="float" office:value="3287">
            <text:p>328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Huautla de Jiménez</text:p>
          </table:table-cell>
          <table:table-cell table:style-name="ce8" office:value-type="float" office:value="114">
            <text:p>114</text:p>
          </table:table-cell>
          <table:table-cell table:style-name="ce9" office:value-type="string">
            <text:p>pan </text:p>
          </table:table-cell>
          <table:table-cell table:style-name="ce8" office:value-type="float" office:value="3610">
            <text:p>3610</text:p>
          </table:table-cell>
          <table:table-cell table:style-name="ce9" office:value-type="string">
            <text:p>pri</text:p>
          </table:table-cell>
          <table:table-cell table:style-name="ce8" office:value-type="float" office:value="4024">
            <text:p>4024</text:p>
          </table:table-cell>
          <table:table-cell table:style-name="ce9" office:value-type="string">
            <text:p>prd</text:p>
          </table:table-cell>
          <table:table-cell table:style-name="ce8" office:value-type="float" office:value="2587">
            <text:p>2587</text:p>
          </table:table-cell>
          <table:table-cell table:style-name="ce9" office:value-type="string">
            <text:p>pt</text:p>
          </table:table-cell>
          <table:table-cell table:style-name="ce8" office:value-type="float" office:value="1404">
            <text:p>1404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653">
            <text:p>653</text:p>
          </table:table-cell>
          <table:table-cell table:style-name="ce9" office:value-type="string">
            <text:p>pasdc</text:p>
          </table:table-cell>
          <table:table-cell table:style-name="ce9" table:formula="of:=[.Z42]-SUM([.X42:.Y42])" office:value-type="float" office:value="12392">
            <text:p>1239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12822">
            <text:p>12822</text:p>
          </table:table-cell>
          <table:table-cell table:style-name="ce8" office:value-type="float" office:value="18833">
            <text:p>1883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Ixtlán de Juáre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Juchitán de Zaragoza</text:p>
          </table:table-cell>
          <table:table-cell table:style-name="ce11" office:value-type="float" office:value="1413">
            <text:p>1413</text:p>
          </table:table-cell>
          <table:table-cell table:style-name="ce9" office:value-type="string">
            <text:p>pan </text:p>
          </table:table-cell>
          <table:table-cell table:style-name="ce11" office:value-type="float" office:value="12189">
            <text:p>12189</text:p>
          </table:table-cell>
          <table:table-cell table:style-name="ce9" office:value-type="string">
            <text:p>pri</text:p>
          </table:table-cell>
          <table:table-cell table:style-name="ce11" office:value-type="float" office:value="2225">
            <text:p>2225</text:p>
          </table:table-cell>
          <table:table-cell table:style-name="ce9" office:value-type="string">
            <text:p>prd</text:p>
          </table:table-cell>
          <table:table-cell table:style-name="ce11" office:value-type="float" office:value="17495">
            <text:p>17495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243">
            <text:p>243</text:p>
          </table:table-cell>
          <table:table-cell table:style-name="ce9" office:value-type="string">
            <text:p>pc</text:p>
          </table:table-cell>
          <table:table-cell table:style-name="ce11" office:value-type="float" office:value="387">
            <text:p>387</text:p>
          </table:table-cell>
          <table:table-cell table:style-name="ce9" office:value-type="string">
            <text:p>pup</text:p>
          </table:table-cell>
          <table:table-cell table:style-name="ce11" office:value-type="float" office:value="24">
            <text:p>24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4]-SUM([.X44:.Y44])" office:value-type="float" office:value="33976">
            <text:p>33976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2">
            <text:p>402</text:p>
          </table:table-cell>
          <table:table-cell table:style-name="ce11" office:value-type="float" office:value="34397">
            <text:p>34397</text:p>
          </table:table-cell>
          <table:table-cell table:style-name="ce11" office:value-type="float" office:value="58264">
            <text:p>5826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Loma Bonita</text:p>
          </table:table-cell>
          <table:table-cell table:style-name="ce8" office:value-type="float" office:value="862">
            <text:p>862</text:p>
          </table:table-cell>
          <table:table-cell table:style-name="ce9" office:value-type="string">
            <text:p>pan </text:p>
          </table:table-cell>
          <table:table-cell table:style-name="ce8" office:value-type="float" office:value="4335">
            <text:p>4335</text:p>
          </table:table-cell>
          <table:table-cell table:style-name="ce9" office:value-type="string">
            <text:p>pri</text:p>
          </table:table-cell>
          <table:table-cell table:style-name="ce8" office:value-type="float" office:value="3274">
            <text:p>3274</text:p>
          </table:table-cell>
          <table:table-cell table:style-name="ce9" office:value-type="string">
            <text:p>prd</text:p>
          </table:table-cell>
          <table:table-cell table:style-name="ce8" office:value-type="float" office:value="63">
            <text:p>63</text:p>
          </table:table-cell>
          <table:table-cell table:style-name="ce9" office:value-type="string">
            <text:p>pt</text:p>
          </table:table-cell>
          <table:table-cell table:style-name="ce8" office:value-type="float" office:value="585">
            <text:p>585</text:p>
          </table:table-cell>
          <table:table-cell table:style-name="ce9" office:value-type="string">
            <text:p>pvem</text:p>
          </table:table-cell>
          <table:table-cell table:style-name="ce8" office:value-type="float" office:value="4854">
            <text:p>4854</text:p>
          </table:table-cell>
          <table:table-cell table:style-name="ce9" office:value-type="string">
            <text:p>pc</text:p>
          </table:table-cell>
          <table:table-cell table:style-name="ce8" office:value-type="float" office:value="590">
            <text:p>590</text:p>
          </table:table-cell>
          <table:table-cell table:style-name="ce9" office:value-type="string">
            <text:p>pup</text:p>
          </table:table-cell>
          <table:table-cell table:style-name="ce8" office:value-type="float" office:value="313">
            <text:p>313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5]-SUM([.X45:.Y45])" office:value-type="float" office:value="14876">
            <text:p>1487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15093">
            <text:p>15093</text:p>
          </table:table-cell>
          <table:table-cell table:style-name="ce8" office:value-type="float" office:value="26831">
            <text:p>2683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Apas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J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gdalena Jico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M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Ocotlán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1" office:value-type="float" office:value="174">
            <text:p>174</text:p>
          </table:table-cell>
          <table:table-cell table:style-name="ce9" office:value-type="string">
            <text:p>pri</text:p>
          </table:table-cell>
          <table:table-cell table:style-name="ce11" office:value-type="float" office:value="273">
            <text:p>273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80">
            <text:p>8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0]-SUM([.X50:.Y50])" office:value-type="float" office:value="527">
            <text:p>5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751">
            <text:p>75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Peñas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Teitipa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Tequisistlán</text:p>
          </table:table-cell>
          <table:table-cell table:style-name="ce9" office:value-type="float" office:value="1239">
            <text:p>1239</text:p>
          </table:table-cell>
          <table:table-cell table:style-name="ce9" office:value-type="string">
            <text:p>pan </text:p>
          </table:table-cell>
          <table:table-cell table:style-name="ce9" office:value-type="float" office:value="847">
            <text:p>847</text:p>
          </table:table-cell>
          <table:table-cell table:style-name="ce9" office:value-type="string">
            <text:p>pri</text:p>
          </table:table-cell>
          <table:table-cell table:style-name="ce9" office:value-type="float" office:value="1268">
            <text:p>1268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3]-SUM([.X53:.Y53])" office:value-type="float" office:value="3355">
            <text:p>335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369">
            <text:p>3369</text:p>
          </table:table-cell>
          <table:table-cell table:style-name="ce9" office:value-type="float" office:value="4881">
            <text:p>488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Tlacotepe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327">
            <text:p>327</text:p>
          </table:table-cell>
          <table:table-cell table:style-name="ce9" office:value-type="string">
            <text:p>pri</text:p>
          </table:table-cell>
          <table:table-cell table:style-name="ce9" office:value-type="float" office:value="463">
            <text:p>463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4]-SUM([.X54:.Y54])" office:value-type="float" office:value="790">
            <text:p>79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91">
            <text:p>791</text:p>
          </table:table-cell>
          <table:table-cell table:style-name="ce9" office:value-type="float" office:value="1007">
            <text:p>100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Zahu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riscala de Juárez</text:p>
          </table:table-cell>
          <table:table-cell table:style-name="ce8" office:value-type="float" office:value="38">
            <text:p>38</text:p>
          </table:table-cell>
          <table:table-cell table:style-name="ce9" office:value-type="string">
            <text:p>pan </text:p>
          </table:table-cell>
          <table:table-cell table:style-name="ce8" office:value-type="float" office:value="720">
            <text:p>720</text:p>
          </table:table-cell>
          <table:table-cell table:style-name="ce9" office:value-type="string">
            <text:p>pri</text:p>
          </table:table-cell>
          <table:table-cell table:style-name="ce8" office:value-type="float" office:value="703">
            <text:p>70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6]-SUM([.X56:.Y56])" office:value-type="float" office:value="1461">
            <text:p>146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75">
            <text:p>1475</text:p>
          </table:table-cell>
          <table:table-cell table:style-name="ce8" office:value-type="float" office:value="2518">
            <text:p>251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ártires de Tacubay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216">
            <text:p>216</text:p>
          </table:table-cell>
          <table:table-cell table:style-name="ce9" office:value-type="string">
            <text:p>pri</text:p>
          </table:table-cell>
          <table:table-cell table:style-name="ce8" office:value-type="float" office:value="258">
            <text:p>25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212">
            <text:p>212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7]-SUM([.X57:.Y57])" office:value-type="float" office:value="686">
            <text:p>68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95">
            <text:p>695</text:p>
          </table:table-cell>
          <table:table-cell table:style-name="ce8" office:value-type="float" office:value="991">
            <text:p>99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tías Romero</text:p>
          </table:table-cell>
          <table:table-cell table:style-name="ce8" office:value-type="float" office:value="5657">
            <text:p>5657</text:p>
          </table:table-cell>
          <table:table-cell table:style-name="ce9" office:value-type="string">
            <text:p>pan </text:p>
          </table:table-cell>
          <table:table-cell table:style-name="ce8" office:value-type="float" office:value="7304">
            <text:p>7304</text:p>
          </table:table-cell>
          <table:table-cell table:style-name="ce9" office:value-type="string">
            <text:p>pri</text:p>
          </table:table-cell>
          <table:table-cell table:style-name="ce8" office:value-type="float" office:value="1441">
            <text:p>144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8]-SUM([.X58:.Y58])" office:value-type="float" office:value="14402">
            <text:p>144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4593">
            <text:p>14593</text:p>
          </table:table-cell>
          <table:table-cell table:style-name="ce8" office:value-type="float" office:value="26261">
            <text:p>2626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zatlán Villa de Flore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iahuatlán de Porfirio Díaz</text:p>
          </table:table-cell>
          <table:table-cell table:style-name="ce8" office:value-type="float" office:value="2298">
            <text:p>2298</text:p>
          </table:table-cell>
          <table:table-cell table:style-name="ce9" office:value-type="string">
            <text:p>pan </text:p>
          </table:table-cell>
          <table:table-cell table:style-name="ce8" office:value-type="float" office:value="2616">
            <text:p>2616</text:p>
          </table:table-cell>
          <table:table-cell table:style-name="ce9" office:value-type="string">
            <text:p>pri</text:p>
          </table:table-cell>
          <table:table-cell table:style-name="ce8" office:value-type="float" office:value="616">
            <text:p>616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4817">
            <text:p>4817</text:p>
          </table:table-cell>
          <table:table-cell table:style-name="ce9" office:value-type="string">
            <text:p>pvem</text:p>
          </table:table-cell>
          <table:table-cell table:style-name="ce8" office:value-type="float" office:value="534">
            <text:p>534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60]-SUM([.X60:.Y60])" office:value-type="float" office:value="10881">
            <text:p>1088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11255">
            <text:p>11255</text:p>
          </table:table-cell>
          <table:table-cell table:style-name="ce8" office:value-type="float" office:value="25753">
            <text:p>2575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ixistlán de la Reform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onj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62">
            <text:p>6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Natividad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Nazareno E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Nejapa de Mader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Ixpantepec Nieve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Niltepec</text:p>
          </table:table-cell>
          <table:table-cell table:style-name="ce11" office:value-type="float" office:value="651">
            <text:p>651</text:p>
          </table:table-cell>
          <table:table-cell table:style-name="ce9" office:value-type="string">
            <text:p>pan </text:p>
          </table:table-cell>
          <table:table-cell table:style-name="ce11" office:value-type="float" office:value="809">
            <text:p>809</text:p>
          </table:table-cell>
          <table:table-cell table:style-name="ce9" office:value-type="string">
            <text:p>pri</text:p>
          </table:table-cell>
          <table:table-cell table:style-name="ce11" office:value-type="float" office:value="831">
            <text:p>831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553">
            <text:p>553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67]-SUM([.X67:.Y67])" office:value-type="float" office:value="2844">
            <text:p>284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870">
            <text:p>2870</text:p>
          </table:table-cell>
          <table:table-cell table:style-name="ce11" office:value-type="float" office:value="3689">
            <text:p>368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Oaxaca de Juárez</text:p>
          </table:table-cell>
          <table:table-cell table:style-name="ce9" office:value-type="float" office:value="15544">
            <text:p>15544</text:p>
          </table:table-cell>
          <table:table-cell table:style-name="ce9" office:value-type="string">
            <text:p>pan </text:p>
          </table:table-cell>
          <table:table-cell table:style-name="ce9" office:value-type="float" office:value="34412">
            <text:p>34412</text:p>
          </table:table-cell>
          <table:table-cell table:style-name="ce9" office:value-type="string">
            <text:p>pri</text:p>
          </table:table-cell>
          <table:table-cell table:style-name="ce9" office:value-type="float" office:value="5172">
            <text:p>5172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30381">
            <text:p>30381</text:p>
          </table:table-cell>
          <table:table-cell table:style-name="ce9" office:value-type="string">
            <text:p>pc</text:p>
          </table:table-cell>
          <table:table-cell table:style-name="ce9" office:value-type="float" office:value="899">
            <text:p>899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68]-SUM([.X68:.Y68])" office:value-type="float" office:value="86408">
            <text:p>86408</text:p>
          </table:table-cell>
          <table:table-cell table:style-name="ce9" office:value-type="float" office:value="694">
            <text:p>694</text:p>
          </table:table-cell>
          <table:table-cell table:style-name="ce9" office:value-type="float" office:value="1819">
            <text:p>1819</text:p>
          </table:table-cell>
          <table:table-cell table:style-name="ce9" office:value-type="float" office:value="88921">
            <text:p>88921</text:p>
          </table:table-cell>
          <table:table-cell table:style-name="ce9" office:value-type="float" office:value="207895">
            <text:p>20789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Ocotlán de Morelos</text:p>
          </table:table-cell>
          <table:table-cell table:style-name="ce10" office:value-type="float" office:value="1800">
            <text:p>1800</text:p>
          </table:table-cell>
          <table:table-cell table:style-name="ce9" office:value-type="string">
            <text:p>pan </text:p>
          </table:table-cell>
          <table:table-cell table:style-name="ce10" office:value-type="float" office:value="2819">
            <text:p>2819</text:p>
          </table:table-cell>
          <table:table-cell table:style-name="ce9" office:value-type="string">
            <text:p>pri</text:p>
          </table:table-cell>
          <table:table-cell table:style-name="ce10" office:value-type="float" office:value="1320">
            <text:p>1320</text:p>
          </table:table-cell>
          <table:table-cell table:style-name="ce9" office:value-type="string">
            <text:p>prd</text:p>
          </table:table-cell>
          <table:table-cell table:style-name="ce10" office:value-type="float" office:value="273">
            <text:p>273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1248">
            <text:p>1248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281">
            <text:p>281</text:p>
          </table:table-cell>
          <table:table-cell table:style-name="ce9" office:value-type="string">
            <text:p>pna</text:p>
          </table:table-cell>
          <table:table-cell table:style-name="ce10" office:value-type="float" office:value="129">
            <text:p>129</text:p>
          </table:table-cell>
          <table:table-cell table:style-name="ce9" office:value-type="string">
            <text:p>pasdc</text:p>
          </table:table-cell>
          <table:table-cell table:style-name="ce9" table:formula="of:=[.Z69]-SUM([.X69:.Y69])" office:value-type="float" office:value="7870">
            <text:p>787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36">
            <text:p>136</text:p>
          </table:table-cell>
          <table:table-cell table:style-name="ce10" office:value-type="float" office:value="8013">
            <text:p>8013</text:p>
          </table:table-cell>
          <table:table-cell table:style-name="ce10" office:value-type="float" office:value="13831">
            <text:p>1383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Pe, 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Pinotepa de Don Luis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566">
            <text:p>1566</text:p>
          </table:table-cell>
          <table:table-cell table:style-name="ce9" office:value-type="string">
            <text:p>pri</text:p>
          </table:table-cell>
          <table:table-cell table:style-name="ce8" office:value-type="float" office:value="1494">
            <text:p>149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71]-SUM([.X71:.Y71])" office:value-type="float" office:value="3060">
            <text:p>306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090">
            <text:p>3090</text:p>
          </table:table-cell>
          <table:table-cell table:style-name="ce8" office:value-type="float" office:value="3998">
            <text:p>399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Pluma Hidal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del Progres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Putla Villa de Guerrer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3668">
            <text:p>3668</text:p>
          </table:table-cell>
          <table:table-cell table:style-name="ce9" office:value-type="string">
            <text:p>pri</text:p>
          </table:table-cell>
          <table:table-cell table:style-name="ce8" office:value-type="float" office:value="3724">
            <text:p>372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101">
            <text:p>101</text:p>
          </table:table-cell>
          <table:table-cell table:style-name="ce9" office:value-type="string">
            <text:p>pc</text:p>
          </table:table-cell>
          <table:table-cell table:style-name="ce8" office:value-type="float" office:value="1645">
            <text:p>1645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74]-SUM([.X74:.Y74])" office:value-type="float" office:value="9138">
            <text:p>9138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9613">
            <text:p>9613</text:p>
          </table:table-cell>
          <table:table-cell table:style-name="ce8" office:value-type="float" office:value="20641">
            <text:p>2064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Quioquitan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Reforma de Pined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1" office:value-type="float" office:value="855">
            <text:p>855</text:p>
          </table:table-cell>
          <table:table-cell table:style-name="ce9" office:value-type="string">
            <text:p>pri</text:p>
          </table:table-cell>
          <table:table-cell table:style-name="ce11" office:value-type="float" office:value="642">
            <text:p>642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76]-SUM([.X76:.Y76])" office:value-type="float" office:value="1497">
            <text:p>149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00">
            <text:p>1500</text:p>
          </table:table-cell>
          <table:table-cell table:style-name="ce11" office:value-type="float" office:value="2009">
            <text:p>200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Reforma, 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Reyes E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Rojas de Cuauhtémo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lina Cruz</text:p>
          </table:table-cell>
          <table:table-cell table:style-name="ce8" office:value-type="float" office:value="9794">
            <text:p>9794</text:p>
          </table:table-cell>
          <table:table-cell table:style-name="ce9" office:value-type="string">
            <text:p>pan </text:p>
          </table:table-cell>
          <table:table-cell table:style-name="ce8" office:value-type="float" office:value="12586">
            <text:p>12586</text:p>
          </table:table-cell>
          <table:table-cell table:style-name="ce9" office:value-type="string">
            <text:p>pri</text:p>
          </table:table-cell>
          <table:table-cell table:style-name="ce8" office:value-type="float" office:value="2562">
            <text:p>2562</text:p>
          </table:table-cell>
          <table:table-cell table:style-name="ce9" office:value-type="string">
            <text:p>prd</text:p>
          </table:table-cell>
          <table:table-cell table:style-name="ce8" office:value-type="float" office:value="2962">
            <text:p>2962</text:p>
          </table:table-cell>
          <table:table-cell table:style-name="ce9" office:value-type="string">
            <text:p>pt</text:p>
          </table:table-cell>
          <table:table-cell table:style-name="ce8" office:value-type="float" office:value="249">
            <text:p>249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113">
            <text:p>113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80]-SUM([.X80:.Y80])" office:value-type="float" office:value="28266">
            <text:p>2826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36">
            <text:p>536</text:p>
          </table:table-cell>
          <table:table-cell table:style-name="ce8" office:value-type="float" office:value="28806">
            <text:p>28806</text:p>
          </table:table-cell>
          <table:table-cell table:style-name="ce8" office:value-type="float" office:value="53972">
            <text:p>5397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Amatengo</text:p>
          </table:table-cell>
          <table:table-cell table:style-name="ce8" office:value-type="float" office:value="51">
            <text:p>51</text:p>
          </table:table-cell>
          <table:table-cell table:style-name="ce9" office:value-type="string">
            <text:p>pan </text:p>
          </table:table-cell>
          <table:table-cell table:style-name="ce8" office:value-type="float" office:value="355">
            <text:p>355</text:p>
          </table:table-cell>
          <table:table-cell table:style-name="ce9" office:value-type="string">
            <text:p>pri</text:p>
          </table:table-cell>
          <table:table-cell table:style-name="ce8" office:value-type="float" office:value="283">
            <text:p>28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266">
            <text:p>266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81]-SUM([.X81:.Y81])" office:value-type="float" office:value="955">
            <text:p>95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968">
            <text:p>968</text:p>
          </table:table-cell>
          <table:table-cell table:style-name="ce8" office:value-type="float" office:value="1536">
            <text:p>153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2"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Atenang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425">
            <text:p>425</text:p>
          </table:table-cell>
          <table:table-cell table:style-name="ce9" office:value-type="string">
            <text:p>pri</text:p>
          </table:table-cell>
          <table:table-cell table:style-name="ce8" office:value-type="float" office:value="328">
            <text:p>32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82]-SUM([.X82:.Y82])" office:value-type="float" office:value="753">
            <text:p>75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65">
            <text:p>765</text:p>
          </table:table-cell>
          <table:table-cell table:style-name="ce7" office:value-type="string">
            <text:p>.</text:p>
          </table:table-cell>
          <table:table-cell office:value-type="string">
            <text:p>cidac</text:p>
          </table:table-cell>
          <table:table-cell table:number-columns-repeated="996"/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Chayu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de las Junt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E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Loxich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Tlac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gustín Yataren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Cabecera Nuev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Dinicuit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503">
            <text:p>503</text:p>
          </table:table-cell>
          <table:table-cell table:style-name="ce9" office:value-type="string">
            <text:p>pri</text:p>
          </table:table-cell>
          <table:table-cell table:style-name="ce8" office:value-type="float" office:value="331">
            <text:p>33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90]-SUM([.X90:.Y90])" office:value-type="float" office:value="834">
            <text:p>83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1551">
            <text:p>155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Huaxpaltepec</text:p>
          </table:table-cell>
          <table:table-cell table:style-name="ce8" office:value-type="float" office:value="459">
            <text:p>459</text:p>
          </table:table-cell>
          <table:table-cell table:style-name="ce9" office:value-type="string">
            <text:p>pan </text:p>
          </table:table-cell>
          <table:table-cell table:style-name="ce8" office:value-type="float" office:value="726">
            <text:p>726</text:p>
          </table:table-cell>
          <table:table-cell table:style-name="ce9" office:value-type="string">
            <text:p>pri</text:p>
          </table:table-cell>
          <table:table-cell table:style-name="ce8" office:value-type="float" office:value="1074">
            <text:p>107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91]-SUM([.X91:.Y91])" office:value-type="float" office:value="2259">
            <text:p>225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277">
            <text:p>2277</text:p>
          </table:table-cell>
          <table:table-cell table:style-name="ce8" office:value-type="float" office:value="3864">
            <text:p>386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Huay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Ixtlahua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Lagun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Nuxiñ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Pax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Sinax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Solag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Teotilal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Tepet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Ya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Zaba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drés Zautl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893">
            <text:p>893</text:p>
          </table:table-cell>
          <table:table-cell table:style-name="ce9" office:value-type="string">
            <text:p>pri</text:p>
          </table:table-cell>
          <table:table-cell table:style-name="ce9" office:value-type="float" office:value="761">
            <text:p>761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03]-SUM([.X103:.Y103])" office:value-type="float" office:value="1654">
            <text:p>165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671">
            <text:p>1671</text:p>
          </table:table-cell>
          <table:table-cell table:style-name="ce9" office:value-type="float" office:value="2404">
            <text:p>240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no Castillo Velasco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0" office:value-type="float" office:value="945">
            <text:p>945</text:p>
          </table:table-cell>
          <table:table-cell table:style-name="ce9" office:value-type="string">
            <text:p>pri</text:p>
          </table:table-cell>
          <table:table-cell table:style-name="ce10" office:value-type="float" office:value="1300">
            <text:p>1300</text:p>
          </table:table-cell>
          <table:table-cell table:style-name="ce9" office:value-type="string">
            <text:p>prd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04]-SUM([.X104:.Y104])" office:value-type="float" office:value="2254">
            <text:p>22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273">
            <text:p>2273</text:p>
          </table:table-cell>
          <table:table-cell table:style-name="ce10" office:value-type="float" office:value="3490">
            <text:p>349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04">
            <text:p>10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no el Alt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no Monte Verd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o Ac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o de la Cal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o Hui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o Nanahuatí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o Sinicahu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Antonio Tepet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2">
            <text:p>11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ltazar Chichicápam</text:p>
          </table:table-cell>
          <table:table-cell table:style-name="ce10" office:value-type="float" office:value="291">
            <text:p>291</text:p>
          </table:table-cell>
          <table:table-cell table:style-name="ce9" office:value-type="string">
            <text:p>pan </text:p>
          </table:table-cell>
          <table:table-cell table:style-name="ce10" office:value-type="float" office:value="634">
            <text:p>634</text:p>
          </table:table-cell>
          <table:table-cell table:style-name="ce9" office:value-type="string">
            <text:p>pri</text:p>
          </table:table-cell>
          <table:table-cell table:style-name="ce10" office:value-type="float" office:value="660">
            <text:p>660</text:p>
          </table:table-cell>
          <table:table-cell table:style-name="ce9" office:value-type="string">
            <text:p>prd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13]-SUM([.X113:.Y113])" office:value-type="float" office:value="1585">
            <text:p>158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1621">
            <text:p>1621</text:p>
          </table:table-cell>
          <table:table-cell table:style-name="ce10" office:value-type="float" office:value="2193">
            <text:p>219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ltazar Loxich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ltazar Yatzachi el Baj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 Coy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6">
            <text:p>11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mé Ayautla</text:p>
          </table:table-cell>
          <table:table-cell table:style-name="ce8" office:value-type="float" office:value="810">
            <text:p>810</text:p>
          </table:table-cell>
          <table:table-cell table:style-name="ce9" office:value-type="string">
            <text:p>pan </text:p>
          </table:table-cell>
          <table:table-cell table:style-name="ce8" office:value-type="float" office:value="947">
            <text:p>947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7">
            <text:p>7</text:p>
          </table:table-cell>
          <table:table-cell table:style-name="ce9" office:value-type="string">
            <text:p>pvem</text:p>
          </table:table-cell>
          <table:table-cell table:style-name="ce8" office:value-type="float" office:value="39">
            <text:p>39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17]-SUM([.X117:.Y117])" office:value-type="float" office:value="1803">
            <text:p>180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2279">
            <text:p>227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17">
            <text:p>11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mé Loxich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mé Quialan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19">
            <text:p>11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mé Yucuañ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0">
            <text:p>12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mé Zoogoch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 Soy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artolo Yau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ernardo M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Blas Atempa</text:p>
          </table:table-cell>
          <table:table-cell table:style-name="ce8" office:value-type="float" office:value="30">
            <text:p>30</text:p>
          </table:table-cell>
          <table:table-cell table:style-name="ce9" office:value-type="string">
            <text:p>pan </text:p>
          </table:table-cell>
          <table:table-cell table:style-name="ce8" office:value-type="float" office:value="4867">
            <text:p>4867</text:p>
          </table:table-cell>
          <table:table-cell table:style-name="ce9" office:value-type="string">
            <text:p>pri</text:p>
          </table:table-cell>
          <table:table-cell table:style-name="ce8" office:value-type="float" office:value="3989">
            <text:p>398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25]-SUM([.X125:.Y125])" office:value-type="float" office:value="8886">
            <text:p>888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8979">
            <text:p>8979</text:p>
          </table:table-cell>
          <table:table-cell table:style-name="ce8" office:value-type="float" office:value="11498">
            <text:p>1149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Carlos Yau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Cristóbal Am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Cristóbal Amo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8">
            <text:p>12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Cristóbal Lachirioag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Cristóbal Suchixtlahua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Dionisio del Mar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1" office:value-type="float" office:value="1417">
            <text:p>1417</text:p>
          </table:table-cell>
          <table:table-cell table:style-name="ce9" office:value-type="string">
            <text:p>pri</text:p>
          </table:table-cell>
          <table:table-cell table:style-name="ce11" office:value-type="float" office:value="982">
            <text:p>982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31]-SUM([.X131:.Y131])" office:value-type="float" office:value="2399">
            <text:p>23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402">
            <text:p>2402</text:p>
          </table:table-cell>
          <table:table-cell table:style-name="ce11" office:value-type="float" office:value="3438">
            <text:p>343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Dionisio Oc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2">
            <text:p>13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Dionisio Oco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3">
            <text:p>13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Esteban Atatlahu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4">
            <text:p>13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elipe Jalapa de Díaz</text:p>
          </table:table-cell>
          <table:table-cell table:style-name="ce8" office:value-type="float" office:value="33">
            <text:p>33</text:p>
          </table:table-cell>
          <table:table-cell table:style-name="ce9" office:value-type="string">
            <text:p>pan </text:p>
          </table:table-cell>
          <table:table-cell table:style-name="ce8" office:value-type="float" office:value="4603">
            <text:p>4603</text:p>
          </table:table-cell>
          <table:table-cell table:style-name="ce9" office:value-type="string">
            <text:p>pri</text:p>
          </table:table-cell>
          <table:table-cell table:style-name="ce8" office:value-type="float" office:value="5260">
            <text:p>5260</text:p>
          </table:table-cell>
          <table:table-cell table:style-name="ce9" office:value-type="string">
            <text:p>prd</text:p>
          </table:table-cell>
          <table:table-cell table:style-name="ce8" office:value-type="float" office:value="1874">
            <text:p>1874</text:p>
          </table:table-cell>
          <table:table-cell table:style-name="ce9" office:value-type="string">
            <text:p>pt</text:p>
          </table:table-cell>
          <table:table-cell table:style-name="ce8" office:value-type="float" office:value="19">
            <text:p>19</text:p>
          </table:table-cell>
          <table:table-cell table:style-name="ce9" office:value-type="string">
            <text:p>pvem</text:p>
          </table:table-cell>
          <table:table-cell table:style-name="ce8" office:value-type="float" office:value="110">
            <text:p>11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2">
            <text:p>2</text:p>
          </table:table-cell>
          <table:table-cell table:style-name="ce9" office:value-type="string">
            <text:p>pna</text:p>
          </table:table-cell>
          <table:table-cell table:style-name="ce8" office:value-type="float" office:value="6">
            <text:p>6</text:p>
          </table:table-cell>
          <table:table-cell table:style-name="ce9" office:value-type="string">
            <text:p>pasdc</text:p>
          </table:table-cell>
          <table:table-cell table:style-name="ce9" table:formula="of:=[.Z135]-SUM([.X135:.Y135])" office:value-type="float" office:value="11907">
            <text:p>1190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2024">
            <text:p>12024</text:p>
          </table:table-cell>
          <table:table-cell table:style-name="ce8" office:value-type="float" office:value="14485">
            <text:p>1448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35">
            <text:p>13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elipe Tejal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6">
            <text:p>13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elipe Usila</text:p>
          </table:table-cell>
          <table:table-cell table:style-name="ce8" office:value-type="float" office:value="2275">
            <text:p>2275</text:p>
          </table:table-cell>
          <table:table-cell table:style-name="ce9" office:value-type="string">
            <text:p>pan </text:p>
          </table:table-cell>
          <table:table-cell table:style-name="ce8" office:value-type="float" office:value="2220">
            <text:p>2220</text:p>
          </table:table-cell>
          <table:table-cell table:style-name="ce9" office:value-type="string">
            <text:p>pri</text:p>
          </table:table-cell>
          <table:table-cell table:style-name="ce8" office:value-type="float" office:value="687">
            <text:p>68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37]-SUM([.X137:.Y137])" office:value-type="float" office:value="5182">
            <text:p>518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5203">
            <text:p>5203</text:p>
          </table:table-cell>
          <table:table-cell table:style-name="ce8" office:value-type="float" office:value="6596">
            <text:p>659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37">
            <text:p>13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Cahuacu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8">
            <text:p>13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Cajon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39">
            <text:p>13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Chapu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Chindú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del Mar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1" office:value-type="float" office:value="1483">
            <text:p>1483</text:p>
          </table:table-cell>
          <table:table-cell table:style-name="ce9" office:value-type="string">
            <text:p>pri</text:p>
          </table:table-cell>
          <table:table-cell table:style-name="ce11" office:value-type="float" office:value="1465">
            <text:p>1465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42]-SUM([.X142:.Y142])" office:value-type="float" office:value="2948">
            <text:p>294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956">
            <text:p>2956</text:p>
          </table:table-cell>
          <table:table-cell table:style-name="ce11" office:value-type="float" office:value="4252">
            <text:p>425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42">
            <text:p>14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Huehue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3">
            <text:p>14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Ixhuatán</text:p>
          </table:table-cell>
          <table:table-cell table:style-name="ce11" office:value-type="float" office:value="1084">
            <text:p>1084</text:p>
          </table:table-cell>
          <table:table-cell table:style-name="ce9" office:value-type="string">
            <text:p>pan </text:p>
          </table:table-cell>
          <table:table-cell table:style-name="ce11" office:value-type="float" office:value="2391">
            <text:p>2391</text:p>
          </table:table-cell>
          <table:table-cell table:style-name="ce9" office:value-type="string">
            <text:p>pri</text:p>
          </table:table-cell>
          <table:table-cell table:style-name="ce11" office:value-type="float" office:value="851">
            <text:p>851</text:p>
          </table:table-cell>
          <table:table-cell table:style-name="ce9" office:value-type="string">
            <text:p>prd</text:p>
          </table:table-cell>
          <table:table-cell table:style-name="ce11" office:value-type="float" office:value="40">
            <text:p>4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44]-SUM([.X144:.Y144])" office:value-type="float" office:value="4366">
            <text:p>436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379">
            <text:p>4379</text:p>
          </table:table-cell>
          <table:table-cell table:style-name="ce11" office:value-type="float" office:value="6118">
            <text:p>611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44">
            <text:p>14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Jaltepeto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5">
            <text:p>14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Lachigoló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6">
            <text:p>14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Logue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7">
            <text:p>14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Nuxañ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8">
            <text:p>14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Ozo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49">
            <text:p>14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So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Telixtlahuaca</text:p>
          </table:table-cell>
          <table:table-cell table:style-name="ce9" office:value-type="float" office:value="505">
            <text:p>505</text:p>
          </table:table-cell>
          <table:table-cell table:style-name="ce9" office:value-type="string">
            <text:p>pan </text:p>
          </table:table-cell>
          <table:table-cell table:style-name="ce9" office:value-type="float" office:value="1866">
            <text:p>1866</text:p>
          </table:table-cell>
          <table:table-cell table:style-name="ce9" office:value-type="string">
            <text:p>pri</text:p>
          </table:table-cell>
          <table:table-cell table:style-name="ce9" office:value-type="float" office:value="1357">
            <text:p>1357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220">
            <text:p>22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51]-SUM([.X151:.Y151])" office:value-type="float" office:value="3948">
            <text:p>394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3999">
            <text:p>3999</text:p>
          </table:table-cell>
          <table:table-cell table:style-name="ce9" office:value-type="float" office:value="6983">
            <text:p>698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Teopa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2">
            <text:p>15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Francisco Tlapanci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3">
            <text:p>15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Gabriel M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4">
            <text:p>15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Ildefonso Am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5">
            <text:p>15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Ildefonso So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6">
            <text:p>15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Ildefonso Villa Al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7">
            <text:p>15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acinto Amilpas</text:p>
          </table:table-cell>
          <table:table-cell table:style-name="ce9" office:value-type="float" office:value="82">
            <text:p>82</text:p>
          </table:table-cell>
          <table:table-cell table:style-name="ce9" office:value-type="string">
            <text:p>pan </text:p>
          </table:table-cell>
          <table:table-cell table:style-name="ce9" office:value-type="float" office:value="1527">
            <text:p>1527</text:p>
          </table:table-cell>
          <table:table-cell table:style-name="ce9" office:value-type="string">
            <text:p>pri</text:p>
          </table:table-cell>
          <table:table-cell table:style-name="ce9" office:value-type="float" office:value="1258">
            <text:p>1258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400">
            <text:p>40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217">
            <text:p>217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58]-SUM([.X158:.Y158])" office:value-type="float" office:value="3484">
            <text:p>348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3539">
            <text:p>3539</text:p>
          </table:table-cell>
          <table:table-cell table:style-name="ce9" office:value-type="float" office:value="6930">
            <text:p>693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58">
            <text:p>15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acinto Tlac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59">
            <text:p>15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erónimo Co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erónimo Silacayoapilla</text:p>
          </table:table-cell>
          <table:table-cell table:style-name="ce8" office:value-type="float" office:value="223">
            <text:p>223</text:p>
          </table:table-cell>
          <table:table-cell table:style-name="ce9" office:value-type="string">
            <text:p>pan </text:p>
          </table:table-cell>
          <table:table-cell table:style-name="ce8" office:value-type="float" office:value="260">
            <text:p>260</text:p>
          </table:table-cell>
          <table:table-cell table:style-name="ce9" office:value-type="string">
            <text:p>pri</text:p>
          </table:table-cell>
          <table:table-cell table:style-name="ce8" office:value-type="float" office:value="53">
            <text:p>5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61]-SUM([.X161:.Y161])" office:value-type="float" office:value="536">
            <text:p>53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1127">
            <text:p>112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erónimo Soso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62">
            <text:p>16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erónimo Tavi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63">
            <text:p>16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erónimo Tecoátl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64">
            <text:p>16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rge Nuchi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65">
            <text:p>16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Ayuqui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66">
            <text:p>16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Chiltepec</text:p>
          </table:table-cell>
          <table:table-cell table:style-name="ce8" office:value-type="float" office:value="384">
            <text:p>384</text:p>
          </table:table-cell>
          <table:table-cell table:style-name="ce9" office:value-type="string">
            <text:p>pan </text:p>
          </table:table-cell>
          <table:table-cell table:style-name="ce8" office:value-type="float" office:value="1380">
            <text:p>1380</text:p>
          </table:table-cell>
          <table:table-cell table:style-name="ce9" office:value-type="string">
            <text:p>pri</text:p>
          </table:table-cell>
          <table:table-cell table:style-name="ce8" office:value-type="float" office:value="1123">
            <text:p>112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500">
            <text:p>500</text:p>
          </table:table-cell>
          <table:table-cell table:style-name="ce9" office:value-type="string">
            <text:p>pvem</text:p>
          </table:table-cell>
          <table:table-cell table:style-name="ce8" office:value-type="float" office:value="1833">
            <text:p>1833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67]-SUM([.X167:.Y167])" office:value-type="float" office:value="5220">
            <text:p>522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5250">
            <text:p>5250</text:p>
          </table:table-cell>
          <table:table-cell table:style-name="ce8" office:value-type="float" office:value="7153">
            <text:p>715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67">
            <text:p>16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del Peñas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68">
            <text:p>16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Estancia Grande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232">
            <text:p>232</text:p>
          </table:table-cell>
          <table:table-cell table:style-name="ce9" office:value-type="string">
            <text:p>pri</text:p>
          </table:table-cell>
          <table:table-cell table:style-name="ce8" office:value-type="float" office:value="171">
            <text:p>17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69]-SUM([.X169:.Y169])" office:value-type="float" office:value="403">
            <text:p>40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619">
            <text:p>61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69">
            <text:p>16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Independenci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006">
            <text:p>1006</text:p>
          </table:table-cell>
          <table:table-cell table:style-name="ce9" office:value-type="string">
            <text:p>pri</text:p>
          </table:table-cell>
          <table:table-cell table:style-name="ce8" office:value-type="float" office:value="1092">
            <text:p>109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70]-SUM([.X170:.Y170])" office:value-type="float" office:value="2098">
            <text:p>209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106">
            <text:p>2106</text:p>
          </table:table-cell>
          <table:table-cell table:style-name="ce8" office:value-type="float" office:value="2718">
            <text:p>271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70">
            <text:p>17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Lachiguir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1">
            <text:p>17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osé Tenango</text:p>
          </table:table-cell>
          <table:table-cell table:style-name="ce8" office:value-type="float" office:value="1479">
            <text:p>1479</text:p>
          </table:table-cell>
          <table:table-cell table:style-name="ce9" office:value-type="string">
            <text:p>pan </text:p>
          </table:table-cell>
          <table:table-cell table:style-name="ce8" office:value-type="float" office:value="1646">
            <text:p>1646</text:p>
          </table:table-cell>
          <table:table-cell table:style-name="ce9" office:value-type="string">
            <text:p>pri</text:p>
          </table:table-cell>
          <table:table-cell table:style-name="ce8" office:value-type="float" office:value="3692">
            <text:p>369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72]-SUM([.X172:.Y172])" office:value-type="float" office:value="6817">
            <text:p>681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6948">
            <text:p>6948</text:p>
          </table:table-cell>
          <table:table-cell table:style-name="ce8" office:value-type="float" office:value="10844">
            <text:p>1084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72">
            <text:p>17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Achi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3">
            <text:p>17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A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4">
            <text:p>17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Ánimas Trujan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5">
            <text:p>17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Atatlahu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6">
            <text:p>17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Coixtlahua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7">
            <text:p>17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Cuicatlán</text:p>
          </table:table-cell>
          <table:table-cell table:style-name="ce8" office:value-type="float" office:value="995">
            <text:p>995</text:p>
          </table:table-cell>
          <table:table-cell table:style-name="ce9" office:value-type="string">
            <text:p>pan </text:p>
          </table:table-cell>
          <table:table-cell table:style-name="ce8" office:value-type="float" office:value="2434">
            <text:p>2434</text:p>
          </table:table-cell>
          <table:table-cell table:style-name="ce9" office:value-type="string">
            <text:p>pri</text:p>
          </table:table-cell>
          <table:table-cell table:style-name="ce8" office:value-type="float" office:value="135">
            <text:p>135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78]-SUM([.X178:.Y178])" office:value-type="float" office:value="3564">
            <text:p>356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3653">
            <text:p>3653</text:p>
          </table:table-cell>
          <table:table-cell table:style-name="ce8" office:value-type="float" office:value="6453">
            <text:p>645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78">
            <text:p>17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Guela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79">
            <text:p>17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Jayac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80">
            <text:p>18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lo de Sot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372">
            <text:p>372</text:p>
          </table:table-cell>
          <table:table-cell table:style-name="ce9" office:value-type="string">
            <text:p>pri</text:p>
          </table:table-cell>
          <table:table-cell table:style-name="ce8" office:value-type="float" office:value="388">
            <text:p>38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437">
            <text:p>437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81]-SUM([.X181:.Y181])" office:value-type="float" office:value="1197">
            <text:p>119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13">
            <text:p>1213</text:p>
          </table:table-cell>
          <table:table-cell table:style-name="ce8" office:value-type="float" office:value="1813">
            <text:p>181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Suchitepec</text:p>
          </table:table-cell>
          <table:table-cell table:style-name="ce8" office:value-type="float" office:value="109">
            <text:p>109</text:p>
          </table:table-cell>
          <table:table-cell table:style-name="ce9" office:value-type="string">
            <text:p>pan </text:p>
          </table:table-cell>
          <table:table-cell table:style-name="ce8" office:value-type="float" office:value="132">
            <text:p>132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82]-SUM([.X182:.Y182])" office:value-type="float" office:value="241">
            <text:p>24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364">
            <text:p>36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82">
            <text:p>18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Tlacoatzintepe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386">
            <text:p>386</text:p>
          </table:table-cell>
          <table:table-cell table:style-name="ce9" office:value-type="string">
            <text:p>pri</text:p>
          </table:table-cell>
          <table:table-cell table:style-name="ce8" office:value-type="float" office:value="87">
            <text:p>8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316">
            <text:p>316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285">
            <text:p>285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83]-SUM([.X183:.Y183])" office:value-type="float" office:value="1074">
            <text:p>107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82">
            <text:p>1082</text:p>
          </table:table-cell>
          <table:table-cell table:style-name="ce8" office:value-type="float" office:value="1307">
            <text:p>130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83">
            <text:p>18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Tlachichil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84">
            <text:p>18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Tuxtepec</text:p>
          </table:table-cell>
          <table:table-cell table:style-name="ce8" office:value-type="float" office:value="4259">
            <text:p>4259</text:p>
          </table:table-cell>
          <table:table-cell table:style-name="ce9" office:value-type="string">
            <text:p>pan </text:p>
          </table:table-cell>
          <table:table-cell table:style-name="ce8" office:value-type="float" office:value="21290">
            <text:p>21290</text:p>
          </table:table-cell>
          <table:table-cell table:style-name="ce9" office:value-type="string">
            <text:p>pri</text:p>
          </table:table-cell>
          <table:table-cell table:style-name="ce8" office:value-type="float" office:value="2256">
            <text:p>2256</text:p>
          </table:table-cell>
          <table:table-cell table:style-name="ce9" office:value-type="string">
            <text:p>prd</text:p>
          </table:table-cell>
          <table:table-cell table:style-name="ce8" office:value-type="float" office:value="3762">
            <text:p>3762</text:p>
          </table:table-cell>
          <table:table-cell table:style-name="ce9" office:value-type="string">
            <text:p>pt</text:p>
          </table:table-cell>
          <table:table-cell table:style-name="ce8" office:value-type="float" office:value="2207">
            <text:p>2207</text:p>
          </table:table-cell>
          <table:table-cell table:style-name="ce9" office:value-type="string">
            <text:p>pvem</text:p>
          </table:table-cell>
          <table:table-cell table:style-name="ce8" office:value-type="float" office:value="16575">
            <text:p>16575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763">
            <text:p>763</text:p>
          </table:table-cell>
          <table:table-cell table:style-name="ce9" office:value-type="string">
            <text:p>pna</text:p>
          </table:table-cell>
          <table:table-cell table:style-name="ce8" office:value-type="float" office:value="184">
            <text:p>184</text:p>
          </table:table-cell>
          <table:table-cell table:style-name="ce9" office:value-type="string">
            <text:p>pasdc</text:p>
          </table:table-cell>
          <table:table-cell table:style-name="ce9" table:formula="of:=[.Z185]-SUM([.X185:.Y185])" office:value-type="float" office:value="51296">
            <text:p>5129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597">
            <text:p>597</text:p>
          </table:table-cell>
          <table:table-cell table:style-name="ce8" office:value-type="float" office:value="51931">
            <text:p>51931</text:p>
          </table:table-cell>
          <table:table-cell table:style-name="ce8" office:value-type="float" office:value="97944">
            <text:p>9794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85">
            <text:p>18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acahuatepe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507">
            <text:p>1507</text:p>
          </table:table-cell>
          <table:table-cell table:style-name="ce9" office:value-type="string">
            <text:p>pri</text:p>
          </table:table-cell>
          <table:table-cell table:style-name="ce8" office:value-type="float" office:value="1613">
            <text:p>161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185">
            <text:p>185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86]-SUM([.X186:.Y186])" office:value-type="float" office:value="3305">
            <text:p>33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352">
            <text:p>3352</text:p>
          </table:table-cell>
          <table:table-cell table:style-name="ce8" office:value-type="float" office:value="5363">
            <text:p>536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86">
            <text:p>18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ieneguil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87">
            <text:p>18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oatzóspa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515">
            <text:p>515</text:p>
          </table:table-cell>
          <table:table-cell table:style-name="ce9" office:value-type="string">
            <text:p>pri</text:p>
          </table:table-cell>
          <table:table-cell table:style-name="ce8" office:value-type="float" office:value="216">
            <text:p>216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88]-SUM([.X188:.Y188])" office:value-type="float" office:value="731">
            <text:p>73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1348">
            <text:p>134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88">
            <text:p>18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olorad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719">
            <text:p>1719</text:p>
          </table:table-cell>
          <table:table-cell table:style-name="ce9" office:value-type="string">
            <text:p>pri</text:p>
          </table:table-cell>
          <table:table-cell table:style-name="ce8" office:value-type="float" office:value="1866">
            <text:p>1866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89]-SUM([.X189:.Y189])" office:value-type="float" office:value="3585">
            <text:p>358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20">
            <text:p>3620</text:p>
          </table:table-cell>
          <table:table-cell table:style-name="ce8" office:value-type="float" office:value="4892">
            <text:p>489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189">
            <text:p>18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om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0">
            <text:p>19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otzocó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1">
            <text:p>19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hicomezúchil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2">
            <text:p>19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Chilate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3">
            <text:p>19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del Estad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4">
            <text:p>19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del Rí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5">
            <text:p>19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Diux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6">
            <text:p>19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Evangelista Anal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7">
            <text:p>19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Guelaví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198">
            <text:p>19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Guichicovi</text:p>
          </table:table-cell>
          <table:table-cell table:style-name="ce8" office:value-type="float" office:value="111">
            <text:p>111</text:p>
          </table:table-cell>
          <table:table-cell table:style-name="ce9" office:value-type="string">
            <text:p>pan </text:p>
          </table:table-cell>
          <table:table-cell table:style-name="ce8" office:value-type="float" office:value="6718">
            <text:p>6718</text:p>
          </table:table-cell>
          <table:table-cell table:style-name="ce9" office:value-type="string">
            <text:p>pri</text:p>
          </table:table-cell>
          <table:table-cell table:style-name="ce8" office:value-type="float" office:value="6783">
            <text:p>678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199]-SUM([.X199:.Y199])" office:value-type="float" office:value="13612">
            <text:p>136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3658">
            <text:p>13658</text:p>
          </table:table-cell>
          <table:table-cell table:style-name="ce8" office:value-type="float" office:value="18985">
            <text:p>1898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2" office:value-type="float" office:value="199">
            <text:p>19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Ihualtepec</text:p>
          </table:table-cell>
          <table:table-cell table:style-name="ce8" office:value-type="float" office:value="148">
            <text:p>148</text:p>
          </table:table-cell>
          <table:table-cell table:style-name="ce9" office:value-type="string">
            <text:p>pan </text:p>
          </table:table-cell>
          <table:table-cell table:style-name="ce8" office:value-type="float" office:value="304">
            <text:p>304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00]-SUM([.X200:.Y200])" office:value-type="float" office:value="452">
            <text:p>45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56">
            <text:p>456</text:p>
          </table:table-cell>
          <table:table-cell table:style-name="ce7" office:value-type="string">
            <text:p>.</text:p>
          </table:table-cell>
          <table:table-cell office:value-type="string">
            <text:p>cidac</text:p>
          </table:table-cell>
          <table:table-cell table:number-columns-repeated="996"/>
        </table:table-row>
        <table:table-row table:style-name="ro1">
          <table:table-cell table:style-name="ce1" office:value-type="float" office:value="200">
            <text:p>20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Juquila Mixe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Juquila Vijan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2">
            <text:p>20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Lacha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3">
            <text:p>20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Lachigal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4">
            <text:p>20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Lajarci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5">
            <text:p>20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Lalan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6">
            <text:p>20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de los Cué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7">
            <text:p>20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Maz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8">
            <text:p>20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Mixtepec - Distr. 08 -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09">
            <text:p>20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Mixtepec - Distr. 26 -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0">
            <text:p>21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Ñumí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1">
            <text:p>21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Ozo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2">
            <text:p>21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Pet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3">
            <text:p>21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Quiahij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4">
            <text:p>21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Qui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5">
            <text:p>21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Sayu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6">
            <text:p>21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Taba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7">
            <text:p>21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Tamazo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8">
            <text:p>21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Tei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19">
            <text:p>21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Teitipa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0">
            <text:p>22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Tepeuxi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1">
            <text:p>22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Teposcolu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2">
            <text:p>22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Yaeé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3">
            <text:p>22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Yatzon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4">
            <text:p>22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Yucui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5">
            <text:p>22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orenzo</text:p>
          </table:table-cell>
          <table:table-cell table:style-name="ce8" office:value-type="float" office:value="807">
            <text:p>807</text:p>
          </table:table-cell>
          <table:table-cell table:style-name="ce9" office:value-type="string">
            <text:p>pan </text:p>
          </table:table-cell>
          <table:table-cell table:style-name="ce8" office:value-type="float" office:value="643">
            <text:p>643</text:p>
          </table:table-cell>
          <table:table-cell table:style-name="ce9" office:value-type="string">
            <text:p>pri</text:p>
          </table:table-cell>
          <table:table-cell table:style-name="ce8" office:value-type="float" office:value="642">
            <text:p>64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99">
            <text:p>99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26]-SUM([.X226:.Y226])" office:value-type="float" office:value="2191">
            <text:p>219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2243">
            <text:p>2243</text:p>
          </table:table-cell>
          <table:table-cell table:style-name="ce8" office:value-type="float" office:value="3442">
            <text:p>344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26">
            <text:p>22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orenzo Albarrad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7">
            <text:p>22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orenzo Caca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8">
            <text:p>22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orenzo Cuaunecuilti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29">
            <text:p>22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orenzo Texmeluca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0">
            <text:p>23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orenzo Victori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1">
            <text:p>23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ucas Camo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2">
            <text:p>23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ucas Ojitlán</text:p>
          </table:table-cell>
          <table:table-cell table:style-name="ce8" office:value-type="float" office:value="3221">
            <text:p>3221</text:p>
          </table:table-cell>
          <table:table-cell table:style-name="ce9" office:value-type="string">
            <text:p>pan </text:p>
          </table:table-cell>
          <table:table-cell table:style-name="ce8" office:value-type="float" office:value="2606">
            <text:p>2606</text:p>
          </table:table-cell>
          <table:table-cell table:style-name="ce9" office:value-type="string">
            <text:p>pri</text:p>
          </table:table-cell>
          <table:table-cell table:style-name="ce8" office:value-type="float" office:value="1938">
            <text:p>193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1522">
            <text:p>1522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33]-SUM([.X233:.Y233])" office:value-type="float" office:value="9287">
            <text:p>928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9347">
            <text:p>9347</text:p>
          </table:table-cell>
          <table:table-cell table:style-name="ce8" office:value-type="float" office:value="11988">
            <text:p>1198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33">
            <text:p>23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ucas Quiaviní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4">
            <text:p>23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ucas Zoqui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5">
            <text:p>23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Luis Am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6">
            <text:p>23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cial Ozo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7">
            <text:p>23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cos Arteag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454">
            <text:p>454</text:p>
          </table:table-cell>
          <table:table-cell table:style-name="ce9" office:value-type="string">
            <text:p>pri</text:p>
          </table:table-cell>
          <table:table-cell table:style-name="ce8" office:value-type="float" office:value="334">
            <text:p>33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38]-SUM([.X238:.Y238])" office:value-type="float" office:value="788">
            <text:p>78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1754">
            <text:p>175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38">
            <text:p>23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de los Cansec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39">
            <text:p>23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Huamelúl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0">
            <text:p>24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Itunyos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1">
            <text:p>24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Lachil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2">
            <text:p>24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Per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3">
            <text:p>24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Tilcajet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4">
            <text:p>24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Toxpala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5">
            <text:p>24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rtín Zacatepe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395">
            <text:p>395</text:p>
          </table:table-cell>
          <table:table-cell table:style-name="ce9" office:value-type="string">
            <text:p>pri</text:p>
          </table:table-cell>
          <table:table-cell table:style-name="ce8" office:value-type="float" office:value="297">
            <text:p>29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227">
            <text:p>227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46]-SUM([.X246:.Y246])" office:value-type="float" office:value="919">
            <text:p>91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29">
            <text:p>929</text:p>
          </table:table-cell>
          <table:table-cell table:style-name="ce8" office:value-type="float" office:value="1411">
            <text:p>141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46">
            <text:p>24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Cajon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Capulálpam de Ménde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8">
            <text:p>24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del Mar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49">
            <text:p>24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Yoloxochi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0">
            <text:p>25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Etlato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1">
            <text:p>25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Nej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2">
            <text:p>25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Peñas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3">
            <text:p>25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Piñ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4">
            <text:p>25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Río Hondo</text:p>
          </table:table-cell>
          <table:table-cell table:style-name="ce8" office:value-type="float" office:value="561">
            <text:p>561</text:p>
          </table:table-cell>
          <table:table-cell table:style-name="ce9" office:value-type="string">
            <text:p>pan </text:p>
          </table:table-cell>
          <table:table-cell table:style-name="ce8" office:value-type="float" office:value="621">
            <text:p>621</text:p>
          </table:table-cell>
          <table:table-cell table:style-name="ce9" office:value-type="string">
            <text:p>pri</text:p>
          </table:table-cell>
          <table:table-cell table:style-name="ce8" office:value-type="float" office:value="11">
            <text:p>1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55]-SUM([.X255:.Y255])" office:value-type="float" office:value="1193">
            <text:p>119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221">
            <text:p>1221</text:p>
          </table:table-cell>
          <table:table-cell table:style-name="ce8" office:value-type="float" office:value="2214">
            <text:p>221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55">
            <text:p>25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Sindihu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6">
            <text:p>25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ateo Tlapi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7">
            <text:p>25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elchor Betaz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58">
            <text:p>25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Achi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2" office:value-type="float" office:value="259">
            <text:p>25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Ahuehuetitlán</text:p>
          </table:table-cell>
          <table:table-cell table:style-name="ce8" office:value-type="float" office:value="570">
            <text:p>570</text:p>
          </table:table-cell>
          <table:table-cell table:style-name="ce9" office:value-type="string">
            <text:p>pan </text:p>
          </table:table-cell>
          <table:table-cell table:style-name="ce8" office:value-type="float" office:value="645">
            <text:p>645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60]-SUM([.X260:.Y260])" office:value-type="float" office:value="1215">
            <text:p>12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25">
            <text:p>1225</text:p>
          </table:table-cell>
          <table:table-cell table:style-name="ce7" office:value-type="string">
            <text:p>.</text:p>
          </table:table-cell>
          <table:table-cell office:value-type="string">
            <text:p>cidac</text:p>
          </table:table-cell>
          <table:table-cell table:number-columns-repeated="996"/>
        </table:table-row>
        <table:table-row table:style-name="ro1">
          <table:table-cell table:style-name="ce1" office:value-type="float" office:value="260">
            <text:p>26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Alo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1">
            <text:p>26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Amatitlán</text:p>
          </table:table-cell>
          <table:table-cell table:style-name="ce8" office:value-type="float" office:value="1111">
            <text:p>1111</text:p>
          </table:table-cell>
          <table:table-cell table:style-name="ce9" office:value-type="string">
            <text:p>pan </text:p>
          </table:table-cell>
          <table:table-cell table:style-name="ce8" office:value-type="float" office:value="1205">
            <text:p>1205</text:p>
          </table:table-cell>
          <table:table-cell table:style-name="ce9" office:value-type="string">
            <text:p>pri</text:p>
          </table:table-cell>
          <table:table-cell table:style-name="ce8" office:value-type="float" office:value="95">
            <text:p>95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62]-SUM([.X262:.Y262])" office:value-type="float" office:value="2411">
            <text:p>241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2454">
            <text:p>2454</text:p>
          </table:table-cell>
          <table:table-cell table:style-name="ce8" office:value-type="float" office:value="4079">
            <text:p>407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62">
            <text:p>26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Am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3">
            <text:p>26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Co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4">
            <text:p>26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Chicahu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5">
            <text:p>26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Chima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6">
            <text:p>26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del Puert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7">
            <text:p>26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del Rí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8">
            <text:p>26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Ej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69">
            <text:p>26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el Grand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0">
            <text:p>27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Hua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1">
            <text:p>27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M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2">
            <text:p>27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Panixtlahua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3">
            <text:p>27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Per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4">
            <text:p>27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Piedr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5">
            <text:p>27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Quetz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6">
            <text:p>27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Santa Flor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77">
            <text:p>27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Sola de Vega</text:p>
          </table:table-cell>
          <table:table-cell table:style-name="ce8" office:value-type="float" office:value="1573">
            <text:p>1573</text:p>
          </table:table-cell>
          <table:table-cell table:style-name="ce9" office:value-type="string">
            <text:p>pan </text:p>
          </table:table-cell>
          <table:table-cell table:style-name="ce8" office:value-type="float" office:value="1990">
            <text:p>1990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78]-SUM([.X278:.Y278])" office:value-type="float" office:value="3563">
            <text:p>35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3800">
            <text:p>3800</text:p>
          </table:table-cell>
          <table:table-cell table:style-name="ce8" office:value-type="float" office:value="7743">
            <text:p>774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78">
            <text:p>27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Soyaltepec</text:p>
          </table:table-cell>
          <table:table-cell table:style-name="ce8" office:value-type="float" office:value="3808">
            <text:p>3808</text:p>
          </table:table-cell>
          <table:table-cell table:style-name="ce9" office:value-type="string">
            <text:p>pan </text:p>
          </table:table-cell>
          <table:table-cell table:style-name="ce8" office:value-type="float" office:value="8734">
            <text:p>8734</text:p>
          </table:table-cell>
          <table:table-cell table:style-name="ce9" office:value-type="string">
            <text:p>pri</text:p>
          </table:table-cell>
          <table:table-cell table:style-name="ce8" office:value-type="float" office:value="122">
            <text:p>12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4515">
            <text:p>4515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116">
            <text:p>116</text:p>
          </table:table-cell>
          <table:table-cell table:style-name="ce9" office:value-type="string">
            <text:p>pasdc</text:p>
          </table:table-cell>
          <table:table-cell table:style-name="ce9" table:formula="of:=[.Z279]-SUM([.X279:.Y279])" office:value-type="float" office:value="17295">
            <text:p>1729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17653">
            <text:p>17653</text:p>
          </table:table-cell>
          <table:table-cell table:style-name="ce8" office:value-type="float" office:value="22564">
            <text:p>2256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79">
            <text:p>27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Such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0">
            <text:p>28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Talea de Castr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1">
            <text:p>28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Tecom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2">
            <text:p>28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Tena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3">
            <text:p>28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Tequ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4">
            <text:p>28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Tilqui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5">
            <text:p>28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Tlacamam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828">
            <text:p>828</text:p>
          </table:table-cell>
          <table:table-cell table:style-name="ce9" office:value-type="string">
            <text:p>pri</text:p>
          </table:table-cell>
          <table:table-cell table:style-name="ce8" office:value-type="float" office:value="578">
            <text:p>57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86]-SUM([.X286:.Y286])" office:value-type="float" office:value="1406">
            <text:p>140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22">
            <text:p>1422</text:p>
          </table:table-cell>
          <table:table-cell table:style-name="ce8" office:value-type="float" office:value="1987">
            <text:p>198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86">
            <text:p>28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Tlac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7">
            <text:p>28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Tulanci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8">
            <text:p>28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Miguel Yota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89">
            <text:p>28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Nicolá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2" office:value-type="float" office:value="290">
            <text:p>29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Nicolás Hidalg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202">
            <text:p>202</text:p>
          </table:table-cell>
          <table:table-cell table:style-name="ce9" office:value-type="string">
            <text:p>pri</text:p>
          </table:table-cell>
          <table:table-cell table:style-name="ce8" office:value-type="float" office:value="239">
            <text:p>23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91]-SUM([.X291:.Y291])" office:value-type="float" office:value="441">
            <text:p>44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441">
            <text:p>441</text:p>
          </table:table-cell>
          <table:table-cell table:style-name="ce7" office:value-type="string">
            <text:p>.</text:p>
          </table:table-cell>
          <table:table-cell office:value-type="string">
            <text:p>cidac</text:p>
          </table:table-cell>
          <table:table-cell table:number-columns-repeated="996"/>
        </table:table-row>
        <table:table-row table:style-name="ro1">
          <table:table-cell table:style-name="ce1" office:value-type="float" office:value="291">
            <text:p>29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Co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92">
            <text:p>29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Cuatro Venad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93">
            <text:p>29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E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94">
            <text:p>29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Huitzo</text:p>
          </table:table-cell>
          <table:table-cell table:style-name="ce9" office:value-type="float" office:value="237">
            <text:p>237</text:p>
          </table:table-cell>
          <table:table-cell table:style-name="ce9" office:value-type="string">
            <text:p>pan </text:p>
          </table:table-cell>
          <table:table-cell table:style-name="ce9" office:value-type="float" office:value="949">
            <text:p>949</text:p>
          </table:table-cell>
          <table:table-cell table:style-name="ce9" office:value-type="string">
            <text:p>pri</text:p>
          </table:table-cell>
          <table:table-cell table:style-name="ce9" office:value-type="float" office:value="283">
            <text:p>283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606">
            <text:p>606</text:p>
          </table:table-cell>
          <table:table-cell table:style-name="ce9" office:value-type="string">
            <text:p>pvem</text:p>
          </table:table-cell>
          <table:table-cell table:style-name="ce9" office:value-type="float" office:value="647">
            <text:p>647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95]-SUM([.X295:.Y295])" office:value-type="float" office:value="2722">
            <text:p>272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2761">
            <text:p>2761</text:p>
          </table:table-cell>
          <table:table-cell table:style-name="ce9" office:value-type="float" office:value="4480">
            <text:p>448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95">
            <text:p>29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Huixtepec</text:p>
          </table:table-cell>
          <table:table-cell table:style-name="ce10" office:value-type="float" office:value="1237">
            <text:p>1237</text:p>
          </table:table-cell>
          <table:table-cell table:style-name="ce9" office:value-type="string">
            <text:p>pan </text:p>
          </table:table-cell>
          <table:table-cell table:style-name="ce10" office:value-type="float" office:value="1517">
            <text:p>1517</text:p>
          </table:table-cell>
          <table:table-cell table:style-name="ce9" office:value-type="string">
            <text:p>pri</text:p>
          </table:table-cell>
          <table:table-cell table:style-name="ce10" office:value-type="float" office:value="1057">
            <text:p>1057</text:p>
          </table:table-cell>
          <table:table-cell table:style-name="ce9" office:value-type="string">
            <text:p>prd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44">
            <text:p>44</text:p>
          </table:table-cell>
          <table:table-cell table:style-name="ce9" office:value-type="string">
            <text:p>pna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96]-SUM([.X296:.Y296])" office:value-type="float" office:value="3855">
            <text:p>385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3908">
            <text:p>3908</text:p>
          </table:table-cell>
          <table:table-cell table:style-name="ce10" office:value-type="float" office:value="6509">
            <text:p>650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96">
            <text:p>29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Macuiltiangui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97">
            <text:p>29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Tij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298">
            <text:p>29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Villa de Mitla</text:p>
          </table:table-cell>
          <table:table-cell table:style-name="ce9" office:value-type="float" office:value="1283">
            <text:p>1283</text:p>
          </table:table-cell>
          <table:table-cell table:style-name="ce9" office:value-type="string">
            <text:p>pan </text:p>
          </table:table-cell>
          <table:table-cell table:style-name="ce9" office:value-type="float" office:value="1159">
            <text:p>1159</text:p>
          </table:table-cell>
          <table:table-cell table:style-name="ce9" office:value-type="string">
            <text:p>pri</text:p>
          </table:table-cell>
          <table:table-cell table:style-name="ce9" office:value-type="float" office:value="1080">
            <text:p>1080</text:p>
          </table:table-cell>
          <table:table-cell table:style-name="ce9" office:value-type="string">
            <text:p>prd</text:p>
          </table:table-cell>
          <table:table-cell table:style-name="ce9" office:value-type="float" office:value="17">
            <text:p>17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174">
            <text:p>174</text:p>
          </table:table-cell>
          <table:table-cell table:style-name="ce9" office:value-type="string">
            <text:p>pc</text:p>
          </table:table-cell>
          <table:table-cell table:style-name="ce9" office:value-type="float" office:value="169">
            <text:p>169</text:p>
          </table:table-cell>
          <table:table-cell table:style-name="ce9" office:value-type="string">
            <text:p>pup</text:p>
          </table:table-cell>
          <table:table-cell table:style-name="ce9" office:value-type="float" office:value="554">
            <text:p>554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299]-SUM([.X299:.Y299])" office:value-type="float" office:value="4436">
            <text:p>443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4506">
            <text:p>4506</text:p>
          </table:table-cell>
          <table:table-cell table:style-name="ce9" office:value-type="float" office:value="7595">
            <text:p>759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299">
            <text:p>29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ablo Yaganiz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00">
            <text:p>30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Amuzgos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230">
            <text:p>1230</text:p>
          </table:table-cell>
          <table:table-cell table:style-name="ce9" office:value-type="string">
            <text:p>pri</text:p>
          </table:table-cell>
          <table:table-cell table:style-name="ce8" office:value-type="float" office:value="1522">
            <text:p>152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01]-SUM([.X301:.Y301])" office:value-type="float" office:value="2752">
            <text:p>275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769">
            <text:p>2769</text:p>
          </table:table-cell>
          <table:table-cell table:style-name="ce8" office:value-type="float" office:value="3918">
            <text:p>391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Apóstol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02">
            <text:p>30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Atoyac</text:p>
          </table:table-cell>
          <table:table-cell table:style-name="ce8" office:value-type="float" office:value="26">
            <text:p>26</text:p>
          </table:table-cell>
          <table:table-cell table:style-name="ce9" office:value-type="string">
            <text:p>pan </text:p>
          </table:table-cell>
          <table:table-cell table:style-name="ce8" office:value-type="float" office:value="953">
            <text:p>953</text:p>
          </table:table-cell>
          <table:table-cell table:style-name="ce9" office:value-type="string">
            <text:p>pri</text:p>
          </table:table-cell>
          <table:table-cell table:style-name="ce8" office:value-type="float" office:value="642">
            <text:p>64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03]-SUM([.X303:.Y303])" office:value-type="float" office:value="1621">
            <text:p>162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638">
            <text:p>1638</text:p>
          </table:table-cell>
          <table:table-cell table:style-name="ce8" office:value-type="float" office:value="2353">
            <text:p>235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03">
            <text:p>30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Cajon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04">
            <text:p>30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Coxcaltepec Cántar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05">
            <text:p>30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Comitancillo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1135">
            <text:p>1135</text:p>
          </table:table-cell>
          <table:table-cell table:style-name="ce9" office:value-type="string">
            <text:p>pri</text:p>
          </table:table-cell>
          <table:table-cell table:style-name="ce9" office:value-type="float" office:value="1303">
            <text:p>1303</text:p>
          </table:table-cell>
          <table:table-cell table:style-name="ce9" office:value-type="string">
            <text:p>prd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06]-SUM([.X306:.Y306])" office:value-type="float" office:value="2468">
            <text:p>246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477">
            <text:p>2477</text:p>
          </table:table-cell>
          <table:table-cell table:style-name="ce9" office:value-type="float" office:value="3201">
            <text:p>320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06">
            <text:p>30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el Alt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07">
            <text:p>30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Huamelula</text:p>
          </table:table-cell>
          <table:table-cell table:style-name="ce8" office:value-type="float" office:value="142">
            <text:p>142</text:p>
          </table:table-cell>
          <table:table-cell table:style-name="ce9" office:value-type="string">
            <text:p>pan </text:p>
          </table:table-cell>
          <table:table-cell table:style-name="ce8" office:value-type="float" office:value="1905">
            <text:p>1905</text:p>
          </table:table-cell>
          <table:table-cell table:style-name="ce9" office:value-type="string">
            <text:p>pri</text:p>
          </table:table-cell>
          <table:table-cell table:style-name="ce8" office:value-type="float" office:value="565">
            <text:p>565</text:p>
          </table:table-cell>
          <table:table-cell table:style-name="ce9" office:value-type="string">
            <text:p>prd</text:p>
          </table:table-cell>
          <table:table-cell table:style-name="ce8" office:value-type="float" office:value="1332">
            <text:p>1332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59">
            <text:p>59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08]-SUM([.X308:.Y308])" office:value-type="float" office:value="4003">
            <text:p>400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052">
            <text:p>4052</text:p>
          </table:table-cell>
          <table:table-cell table:style-name="ce8" office:value-type="float" office:value="5929">
            <text:p>592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Huilotepe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585">
            <text:p>585</text:p>
          </table:table-cell>
          <table:table-cell table:style-name="ce9" office:value-type="string">
            <text:p>pri</text:p>
          </table:table-cell>
          <table:table-cell table:style-name="ce8" office:value-type="float" office:value="781">
            <text:p>78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09]-SUM([.X309:.Y309])" office:value-type="float" office:value="1366">
            <text:p>136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708">
            <text:p>170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09">
            <text:p>30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Ixcatlán</text:p>
          </table:table-cell>
          <table:table-cell table:style-name="ce8" office:value-type="float" office:value="367">
            <text:p>367</text:p>
          </table:table-cell>
          <table:table-cell table:style-name="ce9" office:value-type="string">
            <text:p>pan </text:p>
          </table:table-cell>
          <table:table-cell table:style-name="ce8" office:value-type="float" office:value="1683">
            <text:p>1683</text:p>
          </table:table-cell>
          <table:table-cell table:style-name="ce9" office:value-type="string">
            <text:p>pri</text:p>
          </table:table-cell>
          <table:table-cell table:style-name="ce8" office:value-type="float" office:value="1297">
            <text:p>1297</text:p>
          </table:table-cell>
          <table:table-cell table:style-name="ce9" office:value-type="string">
            <text:p>prd</text:p>
          </table:table-cell>
          <table:table-cell table:style-name="ce8" office:value-type="float" office:value="1754">
            <text:p>1754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10]-SUM([.X310:.Y310])" office:value-type="float" office:value="5101">
            <text:p>510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5133">
            <text:p>5133</text:p>
          </table:table-cell>
          <table:table-cell table:style-name="ce8" office:value-type="float" office:value="6480">
            <text:p>648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10">
            <text:p>31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Ixtlahua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1">
            <text:p>31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Jaltepeto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2">
            <text:p>31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Jicayán</text:p>
          </table:table-cell>
          <table:table-cell table:style-name="ce8" office:value-type="float" office:value="215">
            <text:p>215</text:p>
          </table:table-cell>
          <table:table-cell table:style-name="ce9" office:value-type="string">
            <text:p>pan </text:p>
          </table:table-cell>
          <table:table-cell table:style-name="ce8" office:value-type="float" office:value="1773">
            <text:p>1773</text:p>
          </table:table-cell>
          <table:table-cell table:style-name="ce9" office:value-type="string">
            <text:p>pri</text:p>
          </table:table-cell>
          <table:table-cell table:style-name="ce8" office:value-type="float" office:value="1077">
            <text:p>107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663">
            <text:p>663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13]-SUM([.X313:.Y313])" office:value-type="float" office:value="3728">
            <text:p>372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3835">
            <text:p>3835</text:p>
          </table:table-cell>
          <table:table-cell table:style-name="ce8" office:value-type="float" office:value="5857">
            <text:p>585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13">
            <text:p>31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Jocotipa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4">
            <text:p>31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Juchate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5">
            <text:p>31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Mártir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6">
            <text:p>31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Mártir Quiech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7">
            <text:p>31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Mártir Yucuxa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8">
            <text:p>31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Mixtepec - Distr. 22 -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19">
            <text:p>31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Mixtepec - Distr. 26 -</text:p>
          </table:table-cell>
          <table:table-cell table:style-name="ce8" office:value-type="float" office:value="488">
            <text:p>488</text:p>
          </table:table-cell>
          <table:table-cell table:style-name="ce9" office:value-type="string">
            <text:p>pan </text:p>
          </table:table-cell>
          <table:table-cell table:style-name="ce8" office:value-type="float" office:value="4361">
            <text:p>4361</text:p>
          </table:table-cell>
          <table:table-cell table:style-name="ce9" office:value-type="string">
            <text:p>pri</text:p>
          </table:table-cell>
          <table:table-cell table:style-name="ce8" office:value-type="float" office:value="3080">
            <text:p>3080</text:p>
          </table:table-cell>
          <table:table-cell table:style-name="ce9" office:value-type="string">
            <text:p>prd</text:p>
          </table:table-cell>
          <table:table-cell table:style-name="ce8" office:value-type="float" office:value="5056">
            <text:p>5056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308">
            <text:p>308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41">
            <text:p>41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20]-SUM([.X320:.Y320])" office:value-type="float" office:value="13334">
            <text:p>1333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3469">
            <text:p>13469</text:p>
          </table:table-cell>
          <table:table-cell table:style-name="ce8" office:value-type="float" office:value="24170">
            <text:p>2417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20">
            <text:p>32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Molin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1">
            <text:p>32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Nopa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2">
            <text:p>32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Ocopetatill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3">
            <text:p>32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Oc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4">
            <text:p>32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Pochutla</text:p>
          </table:table-cell>
          <table:table-cell table:style-name="ce8" office:value-type="float" office:value="1994">
            <text:p>1994</text:p>
          </table:table-cell>
          <table:table-cell table:style-name="ce9" office:value-type="string">
            <text:p>pan </text:p>
          </table:table-cell>
          <table:table-cell table:style-name="ce8" office:value-type="float" office:value="5131">
            <text:p>5131</text:p>
          </table:table-cell>
          <table:table-cell table:style-name="ce9" office:value-type="string">
            <text:p>pri</text:p>
          </table:table-cell>
          <table:table-cell table:style-name="ce8" office:value-type="float" office:value="5337">
            <text:p>5337</text:p>
          </table:table-cell>
          <table:table-cell table:style-name="ce9" office:value-type="string">
            <text:p>prd</text:p>
          </table:table-cell>
          <table:table-cell table:style-name="ce8" office:value-type="float" office:value="190">
            <text:p>19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72">
            <text:p>72</text:p>
          </table:table-cell>
          <table:table-cell table:style-name="ce9" office:value-type="string">
            <text:p>pc</text:p>
          </table:table-cell>
          <table:table-cell table:style-name="ce8" office:value-type="float" office:value="241">
            <text:p>241</text:p>
          </table:table-cell>
          <table:table-cell table:style-name="ce9" office:value-type="string">
            <text:p>pup</text:p>
          </table:table-cell>
          <table:table-cell table:style-name="ce8" office:value-type="float" office:value="1617">
            <text:p>1617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25]-SUM([.X325:.Y325])" office:value-type="float" office:value="14582">
            <text:p>1458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31">
            <text:p>331</text:p>
          </table:table-cell>
          <table:table-cell table:style-name="ce8" office:value-type="float" office:value="14926">
            <text:p>14926</text:p>
          </table:table-cell>
          <table:table-cell table:style-name="ce8" office:value-type="float" office:value="24454">
            <text:p>2445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25">
            <text:p>32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Quiaton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6">
            <text:p>32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Sochia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7">
            <text:p>32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Tapanatepec</text:p>
          </table:table-cell>
          <table:table-cell table:style-name="ce11" office:value-type="float" office:value="2172">
            <text:p>2172</text:p>
          </table:table-cell>
          <table:table-cell table:style-name="ce9" office:value-type="string">
            <text:p>pan </text:p>
          </table:table-cell>
          <table:table-cell table:style-name="ce11" office:value-type="float" office:value="2853">
            <text:p>2853</text:p>
          </table:table-cell>
          <table:table-cell table:style-name="ce9" office:value-type="string">
            <text:p>pri</text:p>
          </table:table-cell>
          <table:table-cell table:style-name="ce11" office:value-type="float" office:value="592">
            <text:p>592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28]-SUM([.X328:.Y328])" office:value-type="float" office:value="5617">
            <text:p>561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5640">
            <text:p>5640</text:p>
          </table:table-cell>
          <table:table-cell table:style-name="ce11" office:value-type="float" office:value="8552">
            <text:p>855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28">
            <text:p>32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Tavi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29">
            <text:p>32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Teozacoal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0">
            <text:p>33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Teuti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1">
            <text:p>33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Tida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2">
            <text:p>33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Topi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3">
            <text:p>33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Toto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4">
            <text:p>33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de Tututepec de Melchor Ocampo</text:p>
          </table:table-cell>
          <table:table-cell table:style-name="ce8" office:value-type="float" office:value="781">
            <text:p>781</text:p>
          </table:table-cell>
          <table:table-cell table:style-name="ce9" office:value-type="string">
            <text:p>pan </text:p>
          </table:table-cell>
          <table:table-cell table:style-name="ce8" office:value-type="float" office:value="5745">
            <text:p>5745</text:p>
          </table:table-cell>
          <table:table-cell table:style-name="ce9" office:value-type="string">
            <text:p>pri</text:p>
          </table:table-cell>
          <table:table-cell table:style-name="ce8" office:value-type="float" office:value="6308">
            <text:p>630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35]-SUM([.X335:.Y335])" office:value-type="float" office:value="12834">
            <text:p>1283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3027">
            <text:p>13027</text:p>
          </table:table-cell>
          <table:table-cell table:style-name="ce8" office:value-type="float" office:value="27713">
            <text:p>2771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35">
            <text:p>33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Yaner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6">
            <text:p>33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Yólox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7">
            <text:p>33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y San Pablo Ay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38">
            <text:p>33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de Etl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1036">
            <text:p>1036</text:p>
          </table:table-cell>
          <table:table-cell table:style-name="ce9" office:value-type="string">
            <text:p>pri</text:p>
          </table:table-cell>
          <table:table-cell table:style-name="ce9" office:value-type="float" office:value="952">
            <text:p>952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163">
            <text:p>163</text:p>
          </table:table-cell>
          <table:table-cell table:style-name="ce9" office:value-type="string">
            <text:p>pvem</text:p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39]-SUM([.X339:.Y339])" office:value-type="float" office:value="3088">
            <text:p>308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3143">
            <text:p>3143</text:p>
          </table:table-cell>
          <table:table-cell table:style-name="ce9" office:value-type="float" office:value="5887">
            <text:p>588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39">
            <text:p>33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y San Pablo Teposcolula</text:p>
          </table:table-cell>
          <table:table-cell table:style-name="ce8" office:value-type="float" office:value="170">
            <text:p>170</text:p>
          </table:table-cell>
          <table:table-cell table:style-name="ce9" office:value-type="string">
            <text:p>pan </text:p>
          </table:table-cell>
          <table:table-cell table:style-name="ce8" office:value-type="float" office:value="576">
            <text:p>576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821">
            <text:p>821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40]-SUM([.X340:.Y340])" office:value-type="float" office:value="1567">
            <text:p>156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2699">
            <text:p>269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40">
            <text:p>34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y San Pablo Tequ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41">
            <text:p>34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Pedro Yucunam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42">
            <text:p>34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Raymundo Jalpa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43">
            <text:p>34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Abasol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44">
            <text:p>34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Co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45">
            <text:p>34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Ixcap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863">
            <text:p>863</text:p>
          </table:table-cell>
          <table:table-cell table:style-name="ce9" office:value-type="string">
            <text:p>pri</text:p>
          </table:table-cell>
          <table:table-cell table:style-name="ce8" office:value-type="float" office:value="883">
            <text:p>88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46]-SUM([.X346:.Y346])" office:value-type="float" office:value="1746">
            <text:p>174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61">
            <text:p>1761</text:p>
          </table:table-cell>
          <table:table-cell table:style-name="ce8" office:value-type="float" office:value="2756">
            <text:p>275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46">
            <text:p>34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Nicanandu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47">
            <text:p>34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Río Hond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3" office:value-type="float" office:value="348">
            <text:p>34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Tecomaxtlahua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49">
            <text:p>34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Teitipa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0">
            <text:p>35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ebastián T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1">
            <text:p>35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imón Almolong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2">
            <text:p>35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Simón Zahu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3">
            <text:p>35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4">
            <text:p>35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 Ateixtlahua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5">
            <text:p>35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 Cuauhtémo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6">
            <text:p>35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 del Vall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7">
            <text:p>35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 Tave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8">
            <text:p>35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 Tlapacoya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59">
            <text:p>35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 Yaren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0">
            <text:p>36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Ana Zegache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0" office:value-type="float" office:value="548">
            <text:p>548</text:p>
          </table:table-cell>
          <table:table-cell table:style-name="ce9" office:value-type="string">
            <text:p>pri</text:p>
          </table:table-cell>
          <table:table-cell table:style-name="ce10" office:value-type="float" office:value="734">
            <text:p>734</text:p>
          </table:table-cell>
          <table:table-cell table:style-name="ce9" office:value-type="string">
            <text:p>prd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0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61]-SUM([.X361:.Y361])" office:value-type="float" office:value="1282">
            <text:p>128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322">
            <text:p>1322</text:p>
          </table:table-cell>
          <table:table-cell table:style-name="ce10" office:value-type="float" office:value="2556">
            <text:p>255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61">
            <text:p>36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lina Quierí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2">
            <text:p>36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Cuix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3">
            <text:p>36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Ixtepej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4">
            <text:p>36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Juquil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2866">
            <text:p>2866</text:p>
          </table:table-cell>
          <table:table-cell table:style-name="ce9" office:value-type="string">
            <text:p>pri</text:p>
          </table:table-cell>
          <table:table-cell table:style-name="ce8" office:value-type="float" office:value="3044">
            <text:p>304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65]-SUM([.X365:.Y365])" office:value-type="float" office:value="5910">
            <text:p>59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5963">
            <text:p>5963</text:p>
          </table:table-cell>
          <table:table-cell table:style-name="ce8" office:value-type="float" office:value="8795">
            <text:p>879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65">
            <text:p>36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Lachata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6">
            <text:p>36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Loxich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3" office:value-type="float" office:value="367">
            <text:p>36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Mechoac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8">
            <text:p>36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Min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69">
            <text:p>36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Quiané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0">
            <text:p>37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Taya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1">
            <text:p>37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Ticu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2">
            <text:p>37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Yosonotú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3">
            <text:p>37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atarina Zapoqui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4">
            <text:p>37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Aca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5">
            <text:p>37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Amilpas</text:p>
          </table:table-cell>
          <table:table-cell table:style-name="ce8" office:value-type="float" office:value="920">
            <text:p>920</text:p>
          </table:table-cell>
          <table:table-cell table:style-name="ce9" office:value-type="string">
            <text:p>pan </text:p>
          </table:table-cell>
          <table:table-cell table:style-name="ce8" office:value-type="float" office:value="1111">
            <text:p>1111</text:p>
          </table:table-cell>
          <table:table-cell table:style-name="ce9" office:value-type="string">
            <text:p>pri</text:p>
          </table:table-cell>
          <table:table-cell table:style-name="ce8" office:value-type="float" office:value="199">
            <text:p>19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1030">
            <text:p>103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76]-SUM([.X376:.Y376])" office:value-type="float" office:value="3260">
            <text:p>326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311">
            <text:p>3311</text:p>
          </table:table-cell>
          <table:table-cell table:style-name="ce8" office:value-type="float" office:value="6001">
            <text:p>600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76">
            <text:p>37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de Brav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7">
            <text:p>37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Itunduji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941">
            <text:p>1941</text:p>
          </table:table-cell>
          <table:table-cell table:style-name="ce9" office:value-type="string">
            <text:p>pri</text:p>
          </table:table-cell>
          <table:table-cell table:style-name="ce8" office:value-type="float" office:value="1941">
            <text:p>194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78]-SUM([.X378:.Y378])" office:value-type="float" office:value="3882">
            <text:p>388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931">
            <text:p>3931</text:p>
          </table:table-cell>
          <table:table-cell table:style-name="ce8" office:value-type="float" office:value="6152">
            <text:p>615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78">
            <text:p>37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Mi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79">
            <text:p>37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Nunda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0">
            <text:p>38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Papal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1">
            <text:p>38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Tacache de Mi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569">
            <text:p>569</text:p>
          </table:table-cell>
          <table:table-cell table:style-name="ce9" office:value-type="string">
            <text:p>pri</text:p>
          </table:table-cell>
          <table:table-cell table:style-name="ce8" office:value-type="float" office:value="540">
            <text:p>54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82]-SUM([.X382:.Y382])" office:value-type="float" office:value="1109">
            <text:p>11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115">
            <text:p>1115</text:p>
          </table:table-cell>
          <table:table-cell table:style-name="ce8" office:value-type="float" office:value="1968">
            <text:p>196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82">
            <text:p>38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Tacahu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3">
            <text:p>38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Taya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4">
            <text:p>38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Xi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5">
            <text:p>38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Xoxocotlán</text:p>
          </table:table-cell>
          <table:table-cell table:style-name="ce9" office:value-type="float" office:value="606">
            <text:p>606</text:p>
          </table:table-cell>
          <table:table-cell table:style-name="ce9" office:value-type="string">
            <text:p>pan </text:p>
          </table:table-cell>
          <table:table-cell table:style-name="ce9" office:value-type="float" office:value="5984">
            <text:p>5984</text:p>
          </table:table-cell>
          <table:table-cell table:style-name="ce9" office:value-type="string">
            <text:p>pri</text:p>
          </table:table-cell>
          <table:table-cell table:style-name="ce9" office:value-type="float" office:value="5970">
            <text:p>5970</text:p>
          </table:table-cell>
          <table:table-cell table:style-name="ce9" office:value-type="string">
            <text:p>prd</text:p>
          </table:table-cell>
          <table:table-cell table:style-name="ce9" office:value-type="float" office:value="346">
            <text:p>346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5519">
            <text:p>5519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86]-SUM([.X386:.Y386])" office:value-type="float" office:value="18425">
            <text:p>18425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425">
            <text:p>425</text:p>
          </table:table-cell>
          <table:table-cell table:style-name="ce9" office:value-type="float" office:value="18872">
            <text:p>18872</text:p>
          </table:table-cell>
          <table:table-cell table:style-name="ce9" office:value-type="float" office:value="43555">
            <text:p>4355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86">
            <text:p>38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Cruz Zenzon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7">
            <text:p>38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Gertrudis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1" office:value-type="float" office:value="746">
            <text:p>746</text:p>
          </table:table-cell>
          <table:table-cell table:style-name="ce9" office:value-type="string">
            <text:p>pri</text:p>
          </table:table-cell>
          <table:table-cell table:style-name="ce11" office:value-type="float" office:value="628">
            <text:p>628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88]-SUM([.X388:.Y388])" office:value-type="float" office:value="1374">
            <text:p>137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97">
            <text:p>1397</text:p>
          </table:table-cell>
          <table:table-cell table:style-name="ce11" office:value-type="float" office:value="2373">
            <text:p>237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88">
            <text:p>38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Inés del Mont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89">
            <text:p>38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Inés Yatze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0">
            <text:p>39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Lucía del Camino</text:p>
          </table:table-cell>
          <table:table-cell table:style-name="ce8" office:value-type="float" office:value="935">
            <text:p>935</text:p>
          </table:table-cell>
          <table:table-cell table:style-name="ce9" office:value-type="string">
            <text:p>pan </text:p>
          </table:table-cell>
          <table:table-cell table:style-name="ce8" office:value-type="float" office:value="5014">
            <text:p>5014</text:p>
          </table:table-cell>
          <table:table-cell table:style-name="ce9" office:value-type="string">
            <text:p>pri</text:p>
          </table:table-cell>
          <table:table-cell table:style-name="ce8" office:value-type="float" office:value="3296">
            <text:p>3296</text:p>
          </table:table-cell>
          <table:table-cell table:style-name="ce9" office:value-type="string">
            <text:p>prd</text:p>
          </table:table-cell>
          <table:table-cell table:style-name="ce8" office:value-type="float" office:value="3274">
            <text:p>3274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1191">
            <text:p>1191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91]-SUM([.X391:.Y391])" office:value-type="float" office:value="13710">
            <text:p>137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14071">
            <text:p>14071</text:p>
          </table:table-cell>
          <table:table-cell table:style-name="ce8" office:value-type="float" office:value="34963">
            <text:p>3496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91">
            <text:p>39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Lucía Miahu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2">
            <text:p>39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Lucía Monteverd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3">
            <text:p>39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Lucía Oco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4">
            <text:p>39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A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5">
            <text:p>39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Apaz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6">
            <text:p>39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la Asunció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7">
            <text:p>39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Heroica Ciudad de Tlaxiaco</text:p>
          </table:table-cell>
          <table:table-cell table:style-name="ce8" office:value-type="float" office:value="959">
            <text:p>959</text:p>
          </table:table-cell>
          <table:table-cell table:style-name="ce9" office:value-type="string">
            <text:p>pan </text:p>
          </table:table-cell>
          <table:table-cell table:style-name="ce8" office:value-type="float" office:value="5356">
            <text:p>5356</text:p>
          </table:table-cell>
          <table:table-cell table:style-name="ce9" office:value-type="string">
            <text:p>pri</text:p>
          </table:table-cell>
          <table:table-cell table:style-name="ce8" office:value-type="float" office:value="2834">
            <text:p>2834</text:p>
          </table:table-cell>
          <table:table-cell table:style-name="ce9" office:value-type="string">
            <text:p>prd</text:p>
          </table:table-cell>
          <table:table-cell table:style-name="ce8" office:value-type="float" office:value="122">
            <text:p>122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127">
            <text:p>127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201">
            <text:p>201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398]-SUM([.X398:.Y398])" office:value-type="float" office:value="9599">
            <text:p>959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9778">
            <text:p>9778</text:p>
          </table:table-cell>
          <table:table-cell table:style-name="ce8" office:value-type="float" office:value="22938">
            <text:p>2293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398">
            <text:p>39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Ayoquezco de Aldam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399">
            <text:p>39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Atzom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Camo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1">
            <text:p>40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Co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2">
            <text:p>40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Cortij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268">
            <text:p>268</text:p>
          </table:table-cell>
          <table:table-cell table:style-name="ce9" office:value-type="string">
            <text:p>pri</text:p>
          </table:table-cell>
          <table:table-cell table:style-name="ce8" office:value-type="float" office:value="279">
            <text:p>27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03]-SUM([.X403:.Y403])" office:value-type="float" office:value="547">
            <text:p>54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62">
            <text:p>562</text:p>
          </table:table-cell>
          <table:table-cell table:style-name="ce8" office:value-type="float" office:value="840">
            <text:p>84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03">
            <text:p>40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Coy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4">
            <text:p>40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Chacho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5">
            <text:p>40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de Chilapa de Día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6">
            <text:p>40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Chilcho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7">
            <text:p>40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Chima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8">
            <text:p>40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del Rosari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09">
            <text:p>40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del Tul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10">
            <text:p>41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Eca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11">
            <text:p>41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Guelacé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12">
            <text:p>41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Guienagat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13">
            <text:p>41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Huatulco</text:p>
          </table:table-cell>
          <table:table-cell table:style-name="ce8" office:value-type="float" office:value="1189">
            <text:p>1189</text:p>
          </table:table-cell>
          <table:table-cell table:style-name="ce9" office:value-type="string">
            <text:p>pan </text:p>
          </table:table-cell>
          <table:table-cell table:style-name="ce8" office:value-type="float" office:value="4538">
            <text:p>4538</text:p>
          </table:table-cell>
          <table:table-cell table:style-name="ce9" office:value-type="string">
            <text:p>pri</text:p>
          </table:table-cell>
          <table:table-cell table:style-name="ce8" office:value-type="float" office:value="2903">
            <text:p>2903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2825">
            <text:p>2825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14]-SUM([.X414:.Y414])" office:value-type="float" office:value="11455">
            <text:p>1145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11662">
            <text:p>11662</text:p>
          </table:table-cell>
          <table:table-cell table:style-name="ce8" office:value-type="float" office:value="21212">
            <text:p>2121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14">
            <text:p>41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Huazolotitlán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973">
            <text:p>1973</text:p>
          </table:table-cell>
          <table:table-cell table:style-name="ce9" office:value-type="string">
            <text:p>pri</text:p>
          </table:table-cell>
          <table:table-cell table:style-name="ce8" office:value-type="float" office:value="2141">
            <text:p>214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15]-SUM([.X415:.Y415])" office:value-type="float" office:value="4114">
            <text:p>41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155">
            <text:p>4155</text:p>
          </table:table-cell>
          <table:table-cell table:style-name="ce8" office:value-type="float" office:value="6966">
            <text:p>696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15">
            <text:p>41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Ipalap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995">
            <text:p>995</text:p>
          </table:table-cell>
          <table:table-cell table:style-name="ce9" office:value-type="string">
            <text:p>pri</text:p>
          </table:table-cell>
          <table:table-cell table:style-name="ce8" office:value-type="float" office:value="715">
            <text:p>715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16]-SUM([.X416:.Y416])" office:value-type="float" office:value="1710">
            <text:p>17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3117">
            <text:p>311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16">
            <text:p>41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Ixc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17">
            <text:p>41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Jacatepec</text:p>
          </table:table-cell>
          <table:table-cell table:style-name="ce8" office:value-type="float" office:value="286">
            <text:p>286</text:p>
          </table:table-cell>
          <table:table-cell table:style-name="ce9" office:value-type="string">
            <text:p>pan </text:p>
          </table:table-cell>
          <table:table-cell table:style-name="ce8" office:value-type="float" office:value="1817">
            <text:p>1817</text:p>
          </table:table-cell>
          <table:table-cell table:style-name="ce9" office:value-type="string">
            <text:p>pri</text:p>
          </table:table-cell>
          <table:table-cell table:style-name="ce8" office:value-type="float" office:value="2157">
            <text:p>215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18]-SUM([.X418:.Y418])" office:value-type="float" office:value="4260">
            <text:p>426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301">
            <text:p>4301</text:p>
          </table:table-cell>
          <table:table-cell table:style-name="ce8" office:value-type="float" office:value="6267">
            <text:p>6267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18">
            <text:p>41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Jalapa del Marqués</text:p>
          </table:table-cell>
          <table:table-cell table:style-name="ce9" office:value-type="float" office:value="252">
            <text:p>252</text:p>
          </table:table-cell>
          <table:table-cell table:style-name="ce9" office:value-type="string">
            <text:p>pan </text:p>
          </table:table-cell>
          <table:table-cell table:style-name="ce9" office:value-type="float" office:value="1527">
            <text:p>1527</text:p>
          </table:table-cell>
          <table:table-cell table:style-name="ce9" office:value-type="string">
            <text:p>pri</text:p>
          </table:table-cell>
          <table:table-cell table:style-name="ce9" office:value-type="float" office:value="1752">
            <text:p>1752</text:p>
          </table:table-cell>
          <table:table-cell table:style-name="ce9" office:value-type="string">
            <text:p>prd</text:p>
          </table:table-cell>
          <table:table-cell table:style-name="ce9" office:value-type="float" office:value="68">
            <text:p>68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1559">
            <text:p>1559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19]-SUM([.X419:.Y419])" office:value-type="float" office:value="5158">
            <text:p>515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5193">
            <text:p>5193</text:p>
          </table:table-cell>
          <table:table-cell table:style-name="ce9" office:value-type="float" office:value="8112">
            <text:p>811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19">
            <text:p>41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Jaltiangui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0">
            <text:p>42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Lachixí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1">
            <text:p>42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Mixtequill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964">
            <text:p>964</text:p>
          </table:table-cell>
          <table:table-cell table:style-name="ce9" office:value-type="string">
            <text:p>pri</text:p>
          </table:table-cell>
          <table:table-cell table:style-name="ce9" office:value-type="float" office:value="1277">
            <text:p>1277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52">
            <text:p>52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22]-SUM([.X422:.Y422])" office:value-type="float" office:value="2293">
            <text:p>229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301">
            <text:p>2301</text:p>
          </table:table-cell>
          <table:table-cell table:style-name="ce9" office:value-type="float" office:value="3050">
            <text:p>305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22">
            <text:p>42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Nativit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3">
            <text:p>42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Nduaya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4">
            <text:p>42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Ozo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5">
            <text:p>42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Pápal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6">
            <text:p>42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Peñole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7">
            <text:p>42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Petapa</text:p>
          </table:table-cell>
          <table:table-cell table:style-name="ce8" office:value-type="float" office:value="929">
            <text:p>929</text:p>
          </table:table-cell>
          <table:table-cell table:style-name="ce9" office:value-type="string">
            <text:p>pan </text:p>
          </table:table-cell>
          <table:table-cell table:style-name="ce8" office:value-type="float" office:value="2923">
            <text:p>2923</text:p>
          </table:table-cell>
          <table:table-cell table:style-name="ce9" office:value-type="string">
            <text:p>pri</text:p>
          </table:table-cell>
          <table:table-cell table:style-name="ce8" office:value-type="float" office:value="1522">
            <text:p>152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28]-SUM([.X428:.Y428])" office:value-type="float" office:value="5374">
            <text:p>537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427">
            <text:p>5427</text:p>
          </table:table-cell>
          <table:table-cell table:style-name="ce8" office:value-type="float" office:value="9191">
            <text:p>919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28">
            <text:p>42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Quiegolan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29">
            <text:p>42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So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0">
            <text:p>43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at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1">
            <text:p>43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ecomavac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421">
            <text:p>421</text:p>
          </table:table-cell>
          <table:table-cell table:style-name="ce9" office:value-type="string">
            <text:p>pri</text:p>
          </table:table-cell>
          <table:table-cell table:style-name="ce8" office:value-type="float" office:value="448">
            <text:p>44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32]-SUM([.X432:.Y432])" office:value-type="float" office:value="869">
            <text:p>86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77">
            <text:p>877</text:p>
          </table:table-cell>
          <table:table-cell table:style-name="ce8" office:value-type="float" office:value="1296">
            <text:p>129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32">
            <text:p>43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emaxca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3">
            <text:p>43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emaxc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4">
            <text:p>43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eopoxc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792">
            <text:p>792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482">
            <text:p>482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35]-SUM([.X435:.Y435])" office:value-type="float" office:value="1274">
            <text:p>127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302">
            <text:p>1302</text:p>
          </table:table-cell>
          <table:table-cell table:style-name="ce8" office:value-type="float" office:value="2275">
            <text:p>227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35">
            <text:p>43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epantlal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6">
            <text:p>43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excatitlán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208">
            <text:p>208</text:p>
          </table:table-cell>
          <table:table-cell table:style-name="ce9" office:value-type="string">
            <text:p>pri</text:p>
          </table:table-cell>
          <table:table-cell table:style-name="ce8" office:value-type="float" office:value="254">
            <text:p>25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37]-SUM([.X437:.Y437])" office:value-type="float" office:value="462">
            <text:p>46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731">
            <text:p>73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37">
            <text:p>43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lahuito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8">
            <text:p>43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lalixta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39">
            <text:p>43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onameca</text:p>
          </table:table-cell>
          <table:table-cell table:style-name="ce8" office:value-type="float" office:value="1356">
            <text:p>1356</text:p>
          </table:table-cell>
          <table:table-cell table:style-name="ce9" office:value-type="string">
            <text:p>pan </text:p>
          </table:table-cell>
          <table:table-cell table:style-name="ce8" office:value-type="float" office:value="2340">
            <text:p>2340</text:p>
          </table:table-cell>
          <table:table-cell table:style-name="ce9" office:value-type="string">
            <text:p>pri</text:p>
          </table:table-cell>
          <table:table-cell table:style-name="ce8" office:value-type="float" office:value="1349">
            <text:p>134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1477">
            <text:p>1477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177">
            <text:p>177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40]-SUM([.X440:.Y440])" office:value-type="float" office:value="6699">
            <text:p>669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6865">
            <text:p>6865</text:p>
          </table:table-cell>
          <table:table-cell table:style-name="ce8" office:value-type="float" office:value="12766">
            <text:p>1276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40">
            <text:p>44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Totolapil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41">
            <text:p>44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Xadani</text:p>
          </table:table-cell>
          <table:table-cell table:style-name="ce11" office:value-type="float" office:value="1252">
            <text:p>1252</text:p>
          </table:table-cell>
          <table:table-cell table:style-name="ce9" office:value-type="string">
            <text:p>pan </text:p>
          </table:table-cell>
          <table:table-cell table:style-name="ce11" office:value-type="float" office:value="1344">
            <text:p>1344</text:p>
          </table:table-cell>
          <table:table-cell table:style-name="ce9" office:value-type="string">
            <text:p>pri</text:p>
          </table:table-cell>
          <table:table-cell table:style-name="ce11" office:value-type="float" office:value="876">
            <text:p>876</text:p>
          </table:table-cell>
          <table:table-cell table:style-name="ce9" office:value-type="string">
            <text:p>prd</text:p>
          </table:table-cell>
          <table:table-cell table:style-name="ce11" office:value-type="float" office:value="22">
            <text:p>22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42]-SUM([.X442:.Y442])" office:value-type="float" office:value="3494">
            <text:p>349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3634">
            <text:p>3634</text:p>
          </table:table-cell>
          <table:table-cell table:style-name="ce11" office:value-type="float" office:value="4610">
            <text:p>461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42">
            <text:p>44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Yalin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43">
            <text:p>44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Yavesí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44">
            <text:p>44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Yo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45">
            <text:p>44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Yosoyú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46">
            <text:p>44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Yucuhit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47">
            <text:p>44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Zacatepe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937">
            <text:p>1937</text:p>
          </table:table-cell>
          <table:table-cell table:style-name="ce9" office:value-type="string">
            <text:p>pri</text:p>
          </table:table-cell>
          <table:table-cell table:style-name="ce8" office:value-type="float" office:value="2510">
            <text:p>251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48]-SUM([.X448:.Y448])" office:value-type="float" office:value="4447">
            <text:p>444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4548">
            <text:p>4548</text:p>
          </table:table-cell>
          <table:table-cell table:style-name="ce8" office:value-type="float" office:value="9912">
            <text:p>991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48">
            <text:p>44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Zaniz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49">
            <text:p>44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María Zoqui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0">
            <text:p>45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Amo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1">
            <text:p>45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Apoa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2">
            <text:p>45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Apóstol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3">
            <text:p>45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Astat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4">
            <text:p>45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Ati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5">
            <text:p>45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Ayuquililla</text:p>
          </table:table-cell>
          <table:table-cell table:style-name="ce8" office:value-type="float" office:value="356">
            <text:p>356</text:p>
          </table:table-cell>
          <table:table-cell table:style-name="ce9" office:value-type="string">
            <text:p>pan </text:p>
          </table:table-cell>
          <table:table-cell table:style-name="ce8" office:value-type="float" office:value="502">
            <text:p>502</text:p>
          </table:table-cell>
          <table:table-cell table:style-name="ce9" office:value-type="string">
            <text:p>pri</text:p>
          </table:table-cell>
          <table:table-cell table:style-name="ce8" office:value-type="float" office:value="47">
            <text:p>4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56]-SUM([.X456:.Y456])" office:value-type="float" office:value="905">
            <text:p>9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912">
            <text:p>912</text:p>
          </table:table-cell>
          <table:table-cell table:style-name="ce8" office:value-type="float" office:value="1534">
            <text:p>153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56">
            <text:p>45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Cacaloxtepec</text:p>
          </table:table-cell>
          <table:table-cell table:style-name="ce8" office:value-type="float" office:value="449">
            <text:p>449</text:p>
          </table:table-cell>
          <table:table-cell table:style-name="ce9" office:value-type="string">
            <text:p>pan </text:p>
          </table:table-cell>
          <table:table-cell table:style-name="ce8" office:value-type="float" office:value="547">
            <text:p>547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57]-SUM([.X457:.Y457])" office:value-type="float" office:value="996">
            <text:p>99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03">
            <text:p>1003</text:p>
          </table:table-cell>
          <table:table-cell table:style-name="ce8" office:value-type="float" office:value="1436">
            <text:p>1436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57">
            <text:p>45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Camo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8">
            <text:p>45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Com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59">
            <text:p>45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Chazumb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983">
            <text:p>983</text:p>
          </table:table-cell>
          <table:table-cell table:style-name="ce9" office:value-type="string">
            <text:p>pri</text:p>
          </table:table-cell>
          <table:table-cell table:style-name="ce8" office:value-type="float" office:value="1065">
            <text:p>1065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60]-SUM([.X460:.Y460])" office:value-type="float" office:value="2048">
            <text:p>204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068">
            <text:p>2068</text:p>
          </table:table-cell>
          <table:table-cell table:style-name="ce8" office:value-type="float" office:value="3260">
            <text:p>326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60">
            <text:p>46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Cho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1">
            <text:p>46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del Rí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2">
            <text:p>46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Huajolotitlán</text:p>
          </table:table-cell>
          <table:table-cell table:style-name="ce8" office:value-type="float" office:value="666">
            <text:p>666</text:p>
          </table:table-cell>
          <table:table-cell table:style-name="ce9" office:value-type="string">
            <text:p>pan </text:p>
          </table:table-cell>
          <table:table-cell table:style-name="ce8" office:value-type="float" office:value="680">
            <text:p>680</text:p>
          </table:table-cell>
          <table:table-cell table:style-name="ce9" office:value-type="string">
            <text:p>pri</text:p>
          </table:table-cell>
          <table:table-cell table:style-name="ce8" office:value-type="float" office:value="162">
            <text:p>162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63]-SUM([.X463:.Y463])" office:value-type="float" office:value="1508">
            <text:p>150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545">
            <text:p>1545</text:p>
          </table:table-cell>
          <table:table-cell table:style-name="ce8" office:value-type="float" office:value="3019">
            <text:p>301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63">
            <text:p>46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Huauclil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4">
            <text:p>46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Ihuitlán Plum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5">
            <text:p>46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Ixcuin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6">
            <text:p>46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Ixtayut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Jamiltepe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3499">
            <text:p>3499</text:p>
          </table:table-cell>
          <table:table-cell table:style-name="ce9" office:value-type="string">
            <text:p>pri</text:p>
          </table:table-cell>
          <table:table-cell table:style-name="ce8" office:value-type="float" office:value="3517">
            <text:p>351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68]-SUM([.X468:.Y468])" office:value-type="float" office:value="7016">
            <text:p>701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7101">
            <text:p>7101</text:p>
          </table:table-cell>
          <table:table-cell table:style-name="ce8" office:value-type="float" office:value="12015">
            <text:p>1201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68">
            <text:p>46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Joc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69">
            <text:p>46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Juxtlahuaca</text:p>
          </table:table-cell>
          <table:table-cell table:style-name="ce11" office:value-type="float" office:value="296">
            <text:p>296</text:p>
          </table:table-cell>
          <table:table-cell table:style-name="ce9" office:value-type="string">
            <text:p>pan </text:p>
          </table:table-cell>
          <table:table-cell table:style-name="ce11" office:value-type="float" office:value="2817">
            <text:p>2817</text:p>
          </table:table-cell>
          <table:table-cell table:style-name="ce9" office:value-type="string">
            <text:p>pri</text:p>
          </table:table-cell>
          <table:table-cell table:style-name="ce11" office:value-type="float" office:value="744">
            <text:p>744</text:p>
          </table:table-cell>
          <table:table-cell table:style-name="ce9" office:value-type="string">
            <text:p>prd</text:p>
          </table:table-cell>
          <table:table-cell table:style-name="ce11" office:value-type="float" office:value="557">
            <text:p>557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3176">
            <text:p>3176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70]-SUM([.X470:.Y470])" office:value-type="float" office:value="7590">
            <text:p>7590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8005">
            <text:p>8005</text:p>
          </table:table-cell>
          <table:table-cell table:style-name="ce11" office:value-type="float" office:value="18105">
            <text:p>1810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70">
            <text:p>47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Lachiguir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1">
            <text:p>47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Lalo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4" office:value-type="float" office:value="472">
            <text:p>47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Laollaga</text:p>
          </table:table-cell>
          <table:table-cell table:number-columns-repeated="24" table:style-name="ce7"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3">
            <text:p>47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Laxo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4">
            <text:p>47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Llano Grande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909">
            <text:p>909</text:p>
          </table:table-cell>
          <table:table-cell table:style-name="ce9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783">
            <text:p>783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75]-SUM([.X475:.Y475])" office:value-type="float" office:value="1692">
            <text:p>169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01">
            <text:p>1701</text:p>
          </table:table-cell>
          <table:table-cell table:style-name="ce8" office:value-type="float" office:value="2705">
            <text:p>270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75">
            <text:p>47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Mat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6">
            <text:p>47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Mi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7">
            <text:p>47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Min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8">
            <text:p>47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Nac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79">
            <text:p>47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Nejapil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80">
            <text:p>48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Nundi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81">
            <text:p>48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Nuyoó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82">
            <text:p>482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Pinotepa Nacional</text:p>
          </table:table-cell>
          <table:table-cell table:style-name="ce8" office:value-type="float" office:value="691">
            <text:p>691</text:p>
          </table:table-cell>
          <table:table-cell table:style-name="ce9" office:value-type="string">
            <text:p>pan </text:p>
          </table:table-cell>
          <table:table-cell table:style-name="ce8" office:value-type="float" office:value="8006">
            <text:p>8006</text:p>
          </table:table-cell>
          <table:table-cell table:style-name="ce9" office:value-type="string">
            <text:p>pri</text:p>
          </table:table-cell>
          <table:table-cell table:style-name="ce8" office:value-type="float" office:value="5957">
            <text:p>595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322">
            <text:p>322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700">
            <text:p>70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83]-SUM([.X483:.Y483])" office:value-type="float" office:value="15676">
            <text:p>1567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5929">
            <text:p>15929</text:p>
          </table:table-cell>
          <table:table-cell table:style-name="ce8" office:value-type="float" office:value="30288">
            <text:p>3028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83">
            <text:p>48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Suchilquitongo</text:p>
          </table:table-cell>
          <table:table-cell table:style-name="ce9" office:value-type="float" office:value="164">
            <text:p>164</text:p>
          </table:table-cell>
          <table:table-cell table:style-name="ce9" office:value-type="string">
            <text:p>pan </text:p>
          </table:table-cell>
          <table:table-cell table:style-name="ce9" office:value-type="float" office:value="1350">
            <text:p>1350</text:p>
          </table:table-cell>
          <table:table-cell table:style-name="ce9" office:value-type="string">
            <text:p>pri</text:p>
          </table:table-cell>
          <table:table-cell table:style-name="ce9" office:value-type="float" office:value="931">
            <text:p>931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299">
            <text:p>299</text:p>
          </table:table-cell>
          <table:table-cell table:style-name="ce9" office:value-type="string">
            <text:p>pc</text:p>
          </table:table-cell>
          <table:table-cell table:style-name="ce9" office:value-type="float" office:value="485">
            <text:p>485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84]-SUM([.X484:.Y484])" office:value-type="float" office:value="3229">
            <text:p>322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3283">
            <text:p>3283</text:p>
          </table:table-cell>
          <table:table-cell table:style-name="ce9" office:value-type="float" office:value="5689">
            <text:p>568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84">
            <text:p>484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amazola</text:p>
          </table:table-cell>
          <table:table-cell table:style-name="ce11" office:value-type="float" office:value="291">
            <text:p>291</text:p>
          </table:table-cell>
          <table:table-cell table:style-name="ce9" office:value-type="string">
            <text:p>pan </text:p>
          </table:table-cell>
          <table:table-cell table:style-name="ce11" office:value-type="float" office:value="665">
            <text:p>665</text:p>
          </table:table-cell>
          <table:table-cell table:style-name="ce9" office:value-type="string">
            <text:p>pri</text:p>
          </table:table-cell>
          <table:table-cell table:style-name="ce11" office:value-type="float" office:value="452">
            <text:p>452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85]-SUM([.X485:.Y485])" office:value-type="float" office:value="1408">
            <text:p>140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29">
            <text:p>1429</text:p>
          </table:table-cell>
          <table:table-cell table:style-name="ce11" office:value-type="float" office:value="2909">
            <text:p>290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85">
            <text:p>48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apextla</text:p>
          </table:table-cell>
          <table:table-cell table:style-name="ce8" office:value-type="float" office:value="65">
            <text:p>65</text:p>
          </table:table-cell>
          <table:table-cell table:style-name="ce9" office:value-type="string">
            <text:p>pan </text:p>
          </table:table-cell>
          <table:table-cell table:style-name="ce8" office:value-type="float" office:value="207">
            <text:p>207</text:p>
          </table:table-cell>
          <table:table-cell table:style-name="ce9" office:value-type="string">
            <text:p>pri</text:p>
          </table:table-cell>
          <table:table-cell table:style-name="ce8" office:value-type="float" office:value="441">
            <text:p>44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352">
            <text:p>352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86]-SUM([.X486:.Y486])" office:value-type="float" office:value="1065">
            <text:p>106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70">
            <text:p>1070</text:p>
          </table:table-cell>
          <table:table-cell table:style-name="ce8" office:value-type="float" office:value="1790">
            <text:p>179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86">
            <text:p>486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Tejúpam de la Unión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577">
            <text:p>577</text:p>
          </table:table-cell>
          <table:table-cell table:style-name="ce9" office:value-type="string">
            <text:p>pri</text:p>
          </table:table-cell>
          <table:table-cell table:style-name="ce8" office:value-type="float" office:value="449">
            <text:p>44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87]-SUM([.X487:.Y487])" office:value-type="float" office:value="1026">
            <text:p>10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049">
            <text:p>1049</text:p>
          </table:table-cell>
          <table:table-cell table:style-name="ce8" office:value-type="float" office:value="1551">
            <text:p>155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87">
            <text:p>48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ena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88">
            <text:p>48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epetlap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89">
            <text:p>48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etepec</text:p>
          </table:table-cell>
          <table:table-cell table:style-name="ce8" office:value-type="float" office:value="859">
            <text:p>859</text:p>
          </table:table-cell>
          <table:table-cell table:style-name="ce9" office:value-type="string">
            <text:p>pan </text:p>
          </table:table-cell>
          <table:table-cell table:style-name="ce8" office:value-type="float" office:value="769">
            <text:p>769</text:p>
          </table:table-cell>
          <table:table-cell table:style-name="ce9" office:value-type="string">
            <text:p>pri</text:p>
          </table:table-cell>
          <table:table-cell table:style-name="ce8" office:value-type="float" office:value="154">
            <text:p>15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490]-SUM([.X490:.Y490])" office:value-type="float" office:value="1782">
            <text:p>178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2801">
            <text:p>2801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490">
            <text:p>49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excalci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1">
            <text:p>49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exti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ilanto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3">
            <text:p>49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ill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4">
            <text:p>49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Tlazoy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5">
            <text:p>49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Xanic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6">
            <text:p>49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Xiacuí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7">
            <text:p>49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Yai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8">
            <text:p>49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Yave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499">
            <text:p>49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Yolomécatl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Yosondú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01">
            <text:p>50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Yucuyachi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02">
            <text:p>50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Zaca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03">
            <text:p>50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iago Zoochi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04">
            <text:p>50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Nuevo Zoqui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05">
            <text:p>50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Ingenio</text:p>
          </table:table-cell>
          <table:table-cell table:style-name="ce11" office:value-type="float" office:value="1347">
            <text:p>1347</text:p>
          </table:table-cell>
          <table:table-cell table:style-name="ce9" office:value-type="string">
            <text:p>pan </text:p>
          </table:table-cell>
          <table:table-cell table:style-name="ce11" office:value-type="float" office:value="2806">
            <text:p>2806</text:p>
          </table:table-cell>
          <table:table-cell table:style-name="ce9" office:value-type="string">
            <text:p>pri</text:p>
          </table:table-cell>
          <table:table-cell table:style-name="ce11" office:value-type="float" office:value="24">
            <text:p>24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06]-SUM([.X506:.Y506])" office:value-type="float" office:value="4177">
            <text:p>417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203">
            <text:p>4203</text:p>
          </table:table-cell>
          <table:table-cell table:style-name="ce11" office:value-type="float" office:value="5853">
            <text:p>585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06">
            <text:p>50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Albarrad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Armenta</text:p>
          </table:table-cell>
          <table:table-cell table:style-name="ce8" office:value-type="float" office:value="348">
            <text:p>348</text:p>
          </table:table-cell>
          <table:table-cell table:style-name="ce9" office:value-type="string">
            <text:p>pan </text:p>
          </table:table-cell>
          <table:table-cell table:style-name="ce8" office:value-type="float" office:value="463">
            <text:p>463</text:p>
          </table:table-cell>
          <table:table-cell table:style-name="ce9" office:value-type="string">
            <text:p>pri</text:p>
          </table:table-cell>
          <table:table-cell table:style-name="ce8" office:value-type="float" office:value="460">
            <text:p>46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08]-SUM([.X508:.Y508])" office:value-type="float" office:value="1271">
            <text:p>12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80">
            <text:p>1280</text:p>
          </table:table-cell>
          <table:table-cell table:style-name="ce8" office:value-type="float" office:value="2115">
            <text:p>211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08">
            <text:p>50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Chihuitán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519">
            <text:p>519</text:p>
          </table:table-cell>
          <table:table-cell table:style-name="ce9" office:value-type="string">
            <text:p>pri</text:p>
          </table:table-cell>
          <table:table-cell table:style-name="ce8" office:value-type="float" office:value="468">
            <text:p>468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09]-SUM([.X509:.Y509])" office:value-type="float" office:value="987">
            <text:p>98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89">
            <text:p>989</text:p>
          </table:table-cell>
          <table:table-cell table:style-name="ce8" office:value-type="float" office:value="1229">
            <text:p>122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09">
            <text:p>50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de Morel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0">
            <text:p>51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Ixc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1">
            <text:p>51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Nuxa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2">
            <text:p>51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Ozol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3">
            <text:p>513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Petapa</text:p>
          </table:table-cell>
          <table:table-cell table:style-name="ce8" office:value-type="float" office:value="60">
            <text:p>60</text:p>
          </table:table-cell>
          <table:table-cell table:style-name="ce9" office:value-type="string">
            <text:p>pan </text:p>
          </table:table-cell>
          <table:table-cell table:style-name="ce8" office:value-type="float" office:value="2004">
            <text:p>2004</text:p>
          </table:table-cell>
          <table:table-cell table:style-name="ce9" office:value-type="string">
            <text:p>pri</text:p>
          </table:table-cell>
          <table:table-cell table:style-name="ce8" office:value-type="float" office:value="1868">
            <text:p>1868</text:p>
          </table:table-cell>
          <table:table-cell table:style-name="ce9" office:value-type="string">
            <text:p>prd</text:p>
          </table:table-cell>
          <table:table-cell table:style-name="ce8" office:value-type="float" office:value="147">
            <text:p>147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14]-SUM([.X514:.Y514])" office:value-type="float" office:value="4079">
            <text:p>407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082">
            <text:p>4082</text:p>
          </table:table-cell>
          <table:table-cell table:style-name="ce8" office:value-type="float" office:value="5499">
            <text:p>549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14">
            <text:p>51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Roayag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5">
            <text:p>51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Tehuantepec</text:p>
          </table:table-cell>
          <table:table-cell table:style-name="ce8" office:value-type="float" office:value="1935">
            <text:p>1935</text:p>
          </table:table-cell>
          <table:table-cell table:style-name="ce9" office:value-type="string">
            <text:p>pan </text:p>
          </table:table-cell>
          <table:table-cell table:style-name="ce8" office:value-type="float" office:value="6671">
            <text:p>6671</text:p>
          </table:table-cell>
          <table:table-cell table:style-name="ce9" office:value-type="string">
            <text:p>pri</text:p>
          </table:table-cell>
          <table:table-cell table:style-name="ce8" office:value-type="float" office:value="1724">
            <text:p>1724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309">
            <text:p>309</text:p>
          </table:table-cell>
          <table:table-cell table:style-name="ce9" office:value-type="string">
            <text:p>pvem</text:p>
          </table:table-cell>
          <table:table-cell table:style-name="ce8" office:value-type="float" office:value="7394">
            <text:p>7394</text:p>
          </table:table-cell>
          <table:table-cell table:style-name="ce9" office:value-type="string">
            <text:p>pc</text:p>
          </table:table-cell>
          <table:table-cell table:style-name="ce8" office:value-type="float" office:value="218">
            <text:p>218</text:p>
          </table:table-cell>
          <table:table-cell table:style-name="ce9" office:value-type="string">
            <text:p>pup</text:p>
          </table:table-cell>
          <table:table-cell table:style-name="ce8" office:value-type="float" office:value="167">
            <text:p>167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16]-SUM([.X516:.Y516])" office:value-type="float" office:value="18418">
            <text:p>1841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829">
            <text:p>18829</text:p>
          </table:table-cell>
          <table:table-cell table:style-name="ce8" office:value-type="float" office:value="39402">
            <text:p>3940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16">
            <text:p>51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Teojomulc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7">
            <text:p>51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Tepux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8">
            <text:p>51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Tlatayápam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19">
            <text:p>51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Tom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0">
            <text:p>52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Tonalá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376">
            <text:p>1376</text:p>
          </table:table-cell>
          <table:table-cell table:style-name="ce9" office:value-type="string">
            <text:p>pri</text:p>
          </table:table-cell>
          <table:table-cell table:style-name="ce8" office:value-type="float" office:value="869">
            <text:p>86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21]-SUM([.X521:.Y521])" office:value-type="float" office:value="2245">
            <text:p>224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2278">
            <text:p>2278</text:p>
          </table:table-cell>
          <table:table-cell table:style-name="ce8" office:value-type="float" office:value="5208">
            <text:p>5208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21">
            <text:p>52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Ton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2">
            <text:p>52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Xagací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3">
            <text:p>52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Yanhui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4">
            <text:p>52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Yodohin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5">
            <text:p>52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Domingo Zanatepec</text:p>
          </table:table-cell>
          <table:table-cell table:style-name="ce11" office:value-type="float" office:value="149">
            <text:p>149</text:p>
          </table:table-cell>
          <table:table-cell table:style-name="ce9" office:value-type="string">
            <text:p>pan </text:p>
          </table:table-cell>
          <table:table-cell table:style-name="ce11" office:value-type="float" office:value="2170">
            <text:p>2170</text:p>
          </table:table-cell>
          <table:table-cell table:style-name="ce9" office:value-type="string">
            <text:p>pri</text:p>
          </table:table-cell>
          <table:table-cell table:style-name="ce11" office:value-type="float" office:value="1078">
            <text:p>1078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1775">
            <text:p>1775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26]-SUM([.X526:.Y526])" office:value-type="float" office:value="5172">
            <text:p>517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192">
            <text:p>5192</text:p>
          </table:table-cell>
          <table:table-cell table:style-name="ce11" office:value-type="float" office:value="7223">
            <text:p>722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26">
            <text:p>52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s Reyes Nopa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7">
            <text:p>52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s Reyes Pápal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8">
            <text:p>52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s Reyes Tepejill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29">
            <text:p>52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s Reyes Yucuná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0">
            <text:p>53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Tomás Jaliez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1">
            <text:p>53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Tomás Mazal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2">
            <text:p>53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Tomás Ocotepec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3">
            <text:p>53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o Tomás Tamazulapa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4">
            <text:p>53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Vicente Coatlán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5">
            <text:p>535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Vicente Lachixí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6">
            <text:p>53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Vicente Nuñú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ilacayoápa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1" office:value-type="float" office:value="1344">
            <text:p>1344</text:p>
          </table:table-cell>
          <table:table-cell table:style-name="ce9" office:value-type="string">
            <text:p>pri</text:p>
          </table:table-cell>
          <table:table-cell table:style-name="ce11" office:value-type="float" office:value="1424">
            <text:p>1424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38]-SUM([.X538:.Y538])" office:value-type="float" office:value="2768">
            <text:p>276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2817">
            <text:p>2817</text:p>
          </table:table-cell>
          <table:table-cell table:style-name="ce11" office:value-type="float" office:value="5999">
            <text:p>599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38">
            <text:p>53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itio de Xitlapehu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39">
            <text:p>53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oledad Etl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976">
            <text:p>976</text:p>
          </table:table-cell>
          <table:table-cell table:style-name="ce9" office:value-type="string">
            <text:p>pri</text:p>
          </table:table-cell>
          <table:table-cell table:style-name="ce9" office:value-type="float" office:value="847">
            <text:p>847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40]-SUM([.X540:.Y540])" office:value-type="float" office:value="1823">
            <text:p>18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837">
            <text:p>1837</text:p>
          </table:table-cell>
          <table:table-cell table:style-name="ce9" office:value-type="float" office:value="3072">
            <text:p>307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2" office:value-type="float" office:value="540">
            <text:p>54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de Tamazulápam del Progreso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8" office:value-type="float" office:value="1316">
            <text:p>1316</text:p>
          </table:table-cell>
          <table:table-cell table:style-name="ce9" office:value-type="string">
            <text:p>pri</text:p>
          </table:table-cell>
          <table:table-cell table:style-name="ce8" office:value-type="float" office:value="1569">
            <text:p>1569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169">
            <text:p>169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41]-SUM([.X541:.Y541])" office:value-type="float" office:value="3054">
            <text:p>305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091">
            <text:p>3091</text:p>
          </table:table-cell>
          <table:table-cell table:style-name="ce7" office:value-type="string">
            <text:p>.</text:p>
          </table:table-cell>
          <table:table-cell office:value-type="string">
            <text:p>cidac</text:p>
          </table:table-cell>
          <table:table-cell table:number-columns-repeated="996"/>
        </table:table-row>
        <table:table-row table:style-name="ro1">
          <table:table-cell table:style-name="ce1" office:value-type="float" office:value="541">
            <text:p>54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anetze de Zaragoz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42">
            <text:p>54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anich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43">
            <text:p>54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ataltepec de Valdé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44">
            <text:p>54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eococuilco de Marcos Pére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45">
            <text:p>54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eotitlán de Flores Magón</text:p>
          </table:table-cell>
          <table:table-cell table:style-name="ce8" office:value-type="float" office:value="35">
            <text:p>35</text:p>
          </table:table-cell>
          <table:table-cell table:style-name="ce9" office:value-type="string">
            <text:p>pan </text:p>
          </table:table-cell>
          <table:table-cell table:style-name="ce8" office:value-type="float" office:value="1747">
            <text:p>1747</text:p>
          </table:table-cell>
          <table:table-cell table:style-name="ce9" office:value-type="string">
            <text:p>pri</text:p>
          </table:table-cell>
          <table:table-cell table:style-name="ce8" office:value-type="float" office:value="150">
            <text:p>150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1672">
            <text:p>1672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46]-SUM([.X546:.Y546])" office:value-type="float" office:value="3604">
            <text:p>360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3673">
            <text:p>3673</text:p>
          </table:table-cell>
          <table:table-cell table:style-name="ce8" office:value-type="float" office:value="5739">
            <text:p>573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46">
            <text:p>54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eotitlán del Vall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47">
            <text:p>547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eotong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48">
            <text:p>54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epelmeme Villa de Morel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49">
            <text:p>54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ezoatlán de Segura y Luna</text:p>
          </table:table-cell>
          <table:table-cell table:style-name="ce8" office:value-type="float" office:value="1092">
            <text:p>1092</text:p>
          </table:table-cell>
          <table:table-cell table:style-name="ce9" office:value-type="string">
            <text:p>pan </text:p>
          </table:table-cell>
          <table:table-cell table:style-name="ce8" office:value-type="float" office:value="1261">
            <text:p>1261</text:p>
          </table:table-cell>
          <table:table-cell table:style-name="ce9" office:value-type="string">
            <text:p>pri</text:p>
          </table:table-cell>
          <table:table-cell table:style-name="ce8" office:value-type="float" office:value="1347">
            <text:p>134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50]-SUM([.X550:.Y550])" office:value-type="float" office:value="3700">
            <text:p>370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3816">
            <text:p>3816</text:p>
          </table:table-cell>
          <table:table-cell table:style-name="ce8" office:value-type="float" office:value="8722">
            <text:p>8722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50">
            <text:p>55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erónimo Tlacochahuay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51">
            <text:p>551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lacolula de Matamoros</text:p>
          </table:table-cell>
          <table:table-cell table:style-name="ce9" office:value-type="float" office:value="2406">
            <text:p>2406</text:p>
          </table:table-cell>
          <table:table-cell table:style-name="ce9" office:value-type="string">
            <text:p>pan </text:p>
          </table:table-cell>
          <table:table-cell table:style-name="ce9" office:value-type="float" office:value="2067">
            <text:p>2067</text:p>
          </table:table-cell>
          <table:table-cell table:style-name="ce9" office:value-type="string">
            <text:p>pri</text:p>
          </table:table-cell>
          <table:table-cell table:style-name="ce9" office:value-type="float" office:value="1329">
            <text:p>1329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9" office:value-type="float" office:value="363">
            <text:p>363</text:p>
          </table:table-cell>
          <table:table-cell table:style-name="ce9" office:value-type="string">
            <text:p>pasdc</text:p>
          </table:table-cell>
          <table:table-cell table:style-name="ce9" table:formula="of:=[.Z552]-SUM([.X552:.Y552])" office:value-type="float" office:value="6165">
            <text:p>616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6266">
            <text:p>6266</text:p>
          </table:table-cell>
          <table:table-cell table:style-name="ce9" office:value-type="float" office:value="12615">
            <text:p>12615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52">
            <text:p>55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lacotepec Plum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53">
            <text:p>55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lalixtac de Cabrer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54">
            <text:p>55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otontepec Villa de Morelo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55">
            <text:p>55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rinidad Zaachil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9" office:value-type="float" office:value="246">
            <text:p>246</text:p>
          </table:table-cell>
          <table:table-cell table:style-name="ce9" office:value-type="string">
            <text:p>pri</text:p>
          </table:table-cell>
          <table:table-cell table:style-name="ce9" office:value-type="float" office:value="306">
            <text:p>306</text:p>
          </table:table-cell>
          <table:table-cell table:style-name="ce9" office:value-type="string">
            <text:p>pr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9" office:value-type="float" office:value="219">
            <text:p>219</text:p>
          </table:table-cell>
          <table:table-cell table:style-name="ce9" office:value-type="string">
            <text:p>pup</text:p>
          </table:table-cell>
          <table:table-cell table:style-name="ce9" office:value-type="float" office:value="214">
            <text:p>214</text:p>
          </table:table-cell>
          <table:table-cell table:style-name="ce9" office:value-type="string">
            <text:p>pn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56]-SUM([.X556:.Y556])" office:value-type="float" office:value="985">
            <text:p>98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1013">
            <text:p>1013</text:p>
          </table:table-cell>
          <table:table-cell table:style-name="ce9" office:value-type="float" office:value="2083">
            <text:p>208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56">
            <text:p>55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Trinidad Vista Hermosa, L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57">
            <text:p>55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Unión Hidalgo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n </text:p>
          </table:table-cell>
          <table:table-cell table:style-name="ce11" office:value-type="float" office:value="2708">
            <text:p>2708</text:p>
          </table:table-cell>
          <table:table-cell table:style-name="ce9" office:value-type="string">
            <text:p>pri</text:p>
          </table:table-cell>
          <table:table-cell table:style-name="ce11" office:value-type="float" office:value="3819">
            <text:p>3819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58]-SUM([.X558:.Y558])" office:value-type="float" office:value="6527">
            <text:p>65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6582">
            <text:p>6582</text:p>
          </table:table-cell>
          <table:table-cell table:style-name="ce11" office:value-type="float" office:value="9424">
            <text:p>942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58">
            <text:p>558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alerio Trujano</text:p>
          </table:table-cell>
          <table:table-cell table:style-name="ce8" office:value-type="float" office:value="91">
            <text:p>91</text:p>
          </table:table-cell>
          <table:table-cell table:style-name="ce9" office:value-type="string">
            <text:p>pan </text:p>
          </table:table-cell>
          <table:table-cell table:style-name="ce8" office:value-type="float" office:value="291">
            <text:p>291</text:p>
          </table:table-cell>
          <table:table-cell table:style-name="ce9" office:value-type="string">
            <text:p>pri</text:p>
          </table:table-cell>
          <table:table-cell table:style-name="ce8" office:value-type="float" office:value="197">
            <text:p>197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202">
            <text:p>202</text:p>
          </table:table-cell>
          <table:table-cell table:style-name="ce9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59]-SUM([.X559:.Y559])" office:value-type="float" office:value="781">
            <text:p>78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1114">
            <text:p>1114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59">
            <text:p>559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 Juan Bautista Valle Nacional</text:p>
          </table:table-cell>
          <table:table-cell table:style-name="ce8" office:value-type="float" office:value="855">
            <text:p>855</text:p>
          </table:table-cell>
          <table:table-cell table:style-name="ce9" office:value-type="string">
            <text:p>pan </text:p>
          </table:table-cell>
          <table:table-cell table:style-name="ce8" office:value-type="float" office:value="3076">
            <text:p>3076</text:p>
          </table:table-cell>
          <table:table-cell table:style-name="ce9" office:value-type="string">
            <text:p>pri</text:p>
          </table:table-cell>
          <table:table-cell table:style-name="ce8" office:value-type="float" office:value="451">
            <text:p>451</text:p>
          </table:table-cell>
          <table:table-cell table:style-name="ce9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8" office:value-type="float" office:value="478">
            <text:p>478</text:p>
          </table:table-cell>
          <table:table-cell table:style-name="ce9" office:value-type="string">
            <text:p>pvem</text:p>
          </table:table-cell>
          <table:table-cell table:style-name="ce8" office:value-type="float" office:value="796">
            <text:p>796</text:p>
          </table:table-cell>
          <table:table-cell table:style-name="ce9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8" office:value-type="float" office:value="2297">
            <text:p>2297</text:p>
          </table:table-cell>
          <table:table-cell table:style-name="ce9" office:value-type="string">
            <text:p>pna</text:p>
          </table:table-cell>
          <table:table-cell table:style-name="ce8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60]-SUM([.X560:.Y560])" office:value-type="float" office:value="7953">
            <text:p>7953</text:p>
          </table:table-cell>
          <table:table-cell table:style-name="ce8" office:value-type="float" office:value="660">
            <text:p>660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8860">
            <text:p>8860</text:p>
          </table:table-cell>
          <table:table-cell table:style-name="ce8" office:value-type="float" office:value="14969">
            <text:p>1496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60">
            <text:p>560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Díaz Orda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61">
            <text:p>561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Yaxe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62">
            <text:p>562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Magdalena Yodocono de Porfirio Díaz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63">
            <text:p>563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Yogan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64">
            <text:p>564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Yutanduchi de Guerrer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65">
            <text:p>565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Villa de Zaachila</text:p>
          </table:table-cell>
          <table:table-cell table:style-name="ce9" office:value-type="float" office:value="198">
            <text:p>198</text:p>
          </table:table-cell>
          <table:table-cell table:style-name="ce9" office:value-type="string">
            <text:p>pan 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pri</text:p>
          </table:table-cell>
          <table:table-cell table:style-name="ce9" office:value-type="float" office:value="1351">
            <text:p>1351</text:p>
          </table:table-cell>
          <table:table-cell table:style-name="ce9" office:value-type="string">
            <text:p>prd</text:p>
          </table:table-cell>
          <table:table-cell table:style-name="ce9" office:value-type="float" office:value="365">
            <text:p>365</text:p>
          </table:table-cell>
          <table:table-cell table:style-name="ce9" office:value-type="string">
            <text:p>pt</text:p>
          </table:table-cell>
          <table:table-cell table:style-name="ce9" office:value-type="float" office:value="360">
            <text:p>360</text:p>
          </table:table-cell>
          <table:table-cell table:style-name="ce9" office:value-type="string">
            <text:p>pvem</text:p>
          </table:table-cell>
          <table:table-cell table:style-name="ce9" office:value-type="float" office:value="537">
            <text:p>537</text:p>
          </table:table-cell>
          <table:table-cell table:style-name="ce9" office:value-type="string">
            <text:p>pc</text:p>
          </table:table-cell>
          <table:table-cell table:style-name="ce9" office:value-type="float" office:value="231">
            <text:p>231</text:p>
          </table:table-cell>
          <table:table-cell table:style-name="ce9" office:value-type="string">
            <text:p>pup</text:p>
          </table:table-cell>
          <table:table-cell table:style-name="ce9" office:value-type="float" office:value="971">
            <text:p>971</text:p>
          </table:table-cell>
          <table:table-cell table:style-name="ce9" office:value-type="string">
            <text:p>pna</text:p>
          </table:table-cell>
          <table:table-cell table:style-name="ce9" office:value-type="float" office:value="1595">
            <text:p>1595</text:p>
          </table:table-cell>
          <table:table-cell table:style-name="ce9" office:value-type="string">
            <text:p>pasdc</text:p>
          </table:table-cell>
          <table:table-cell table:style-name="ce9" table:formula="of:=[.Z566]-SUM([.X566:.Y566])" office:value-type="float" office:value="7287">
            <text:p>7287</text:p>
          </table:table-cell>
          <table:table-cell table:style-name="ce9" office:value-type="float" office:value="1012">
            <text:p>1012</text:p>
          </table:table-cell>
          <table:table-cell table:style-name="ce9" office:value-type="float" office:value="228">
            <text:p>228</text:p>
          </table:table-cell>
          <table:table-cell table:style-name="ce9" office:value-type="float" office:value="8527">
            <text:p>8527</text:p>
          </table:table-cell>
          <table:table-cell table:style-name="ce9" office:value-type="float" office:value="17343">
            <text:p>17343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66">
            <text:p>566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Zapotitlán del Río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67">
            <text:p>567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Zapotitlán Lagunas</text:p>
          </table:table-cell>
          <table:table-cell table:style-name="ce11" office:value-type="float" office:value="245">
            <text:p>245</text:p>
          </table:table-cell>
          <table:table-cell table:style-name="ce9" office:value-type="string">
            <text:p>pan </text:p>
          </table:table-cell>
          <table:table-cell table:style-name="ce11" office:value-type="float" office:value="429">
            <text:p>429</text:p>
          </table:table-cell>
          <table:table-cell table:style-name="ce9" office:value-type="string">
            <text:p>pri</text:p>
          </table:table-cell>
          <table:table-cell table:style-name="ce11" office:value-type="float" office:value="397">
            <text:p>397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68]-SUM([.X568:.Y568])" office:value-type="float" office:value="1071">
            <text:p>107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06">
            <text:p>1106</text:p>
          </table:table-cell>
          <table:table-cell table:style-name="ce11" office:value-type="float" office:value="2389">
            <text:p>2389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>
          <table:table-cell table:style-name="ce1" office:value-type="float" office:value="568">
            <text:p>568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Zapotitlán Palmas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69">
            <text:p>569</text:p>
          </table:table-cell>
          <table:table-cell office:value-type="float" office:value="1">
            <text:p>1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Santa Inés de Zaragoza</text:p>
          </table:table-cell>
          <table:table-cell table:number-columns-repeated="23" table:style-name="ce7" office:value-type="string">
            <text:p>.</text:p>
          </table:table-cell>
          <table:table-cell office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float" office:value="570">
            <text:p>570</text:p>
          </table:table-cell>
          <table:table-cell office:value-type="float" office:value="0">
            <text:p>0</text:p>
          </table:table-cell>
          <table:table-cell table:style-name="ce5" office:value-type="float" office:value="2007">
            <text:p>2007</text:p>
          </table:table-cell>
          <table:table-cell table:style-name="ce5" office:value-type="string">
            <text:p>Zimatlán de Álvarez</text:p>
          </table:table-cell>
          <table:table-cell table:style-name="ce11" office:value-type="float" office:value="2225">
            <text:p>2225</text:p>
          </table:table-cell>
          <table:table-cell table:style-name="ce9" office:value-type="string">
            <text:p>pan </text:p>
          </table:table-cell>
          <table:table-cell table:style-name="ce11" office:value-type="float" office:value="1840">
            <text:p>1840</text:p>
          </table:table-cell>
          <table:table-cell table:style-name="ce9" office:value-type="string">
            <text:p>pri</text:p>
          </table:table-cell>
          <table:table-cell table:style-name="ce11" office:value-type="float" office:value="2587">
            <text:p>2587</text:p>
          </table:table-cell>
          <table:table-cell table:style-name="ce9" office:value-type="string">
            <text:p>prd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t</text:p>
          </table:table-cell>
          <table:table-cell table:style-name="ce11" office:value-type="float" office:value="166">
            <text:p>166</text:p>
          </table:table-cell>
          <table:table-cell table:style-name="ce9" office:value-type="string">
            <text:p>pvem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c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up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na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pasdc</text:p>
          </table:table-cell>
          <table:table-cell table:style-name="ce9" table:formula="of:=[.Z571]-SUM([.X571:.Y571])" office:value-type="float" office:value="6818">
            <text:p>68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6943">
            <text:p>6943</text:p>
          </table:table-cell>
          <table:table-cell table:style-name="ce11" office:value-type="float" office:value="12890">
            <text:p>12890</text:p>
          </table:table-cell>
          <table:table-cell office:value-type="string">
            <text:p>iee</text:p>
          </table:table-cell>
          <table:table-cell table:number-columns-repeated="996"/>
        </table:table-row>
        <table:table-row table:style-name="ro1" table:number-rows-repeated="10480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A$1" table:expression="[.D1]-SUM([.B1:.C1])"/>
        <table:named-expression table:name="__shared_1_0_1" table:base-cell-address="$Sheet1.$A$1" table:expression="[.D1]-SUM([.B1:.C1])"/>
        <table:named-expression table:name="__shared_1_0_2" table:base-cell-address="$Sheet1.$A$1" table:expression="[.D1]-SUM([.B1:.C1])"/>
        <table:named-expression table:name="__shared_1_0_3" table:base-cell-address="$Sheet1.$A$1" table:expression="[.D1]-SUM([.B1:.C1])"/>
        <table:named-expression table:name="__shared_1_0_4" table:base-cell-address="$Sheet1.$A$1" table:expression="[.D1]-SUM([.B1:.C1])"/>
        <table:named-expression table:name="__shared_1_0_5" table:base-cell-address="$Sheet1.$A$1" table:expression="[.D1]-SUM([.B1:.C1])"/>
        <table:named-expression table:name="__shared_1_0_6" table:base-cell-address="$Sheet1.$A$1" table:expression="[.D1]-SUM([.B1:.C1])"/>
        <table:named-expression table:name="__shared_1_0_7" table:base-cell-address="$Sheet1.$A$1" table:expression="[.D1]-SUM([.B1:.C1])"/>
      </table:named-expressions>
      <table:database-ranges>
        <table:database-range table:name="__Anonymous_Sheet_DB__0" table:target-range-address="Sheet1.A1:Sheet1.AB571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Swis721 LtCn BT" svg:font-family="'Swis721 LtCn BT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-$</number:text>
      <number:number number:decimal-places="2" number:min-integer-digits="1" number:grouping="true"/>
      <number:text> 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Sí</number:text>
    </number:number-style>
    <number:number-style style:name="N133P1" style:volatile="true">
      <number:text>Sí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ro</number:text>
    </number:number-style>
    <number:number-style style:name="N134P1" style:volatile="true">
      <number:text>Verdade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ctivado</number:text>
    </number:number-style>
    <number:number-style style:name="N135P1" style:volatile="true">
      <number:text>Activado</number:text>
    </number:number-style>
    <number:number-style style:name="N135">
      <number:text>Desactivado</number:text>
      <style:map style:condition="value()&gt;0" style:apply-style-name="N135P0"/>
      <style:map style:condition="value()&lt;0" style:apply-style-name="N135P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number:currency-style style:name="N5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8P0"/>
    </number:currency-style>
    <number:currency-style style:name="N5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9P0"/>
    </number:currency-style>
    <number:currency-style style:name="N5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0P0"/>
    </number:currency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ena</meta:initial-creator>
    <dc:creator>Eric Magar</dc:creator>
    <meta:creation-date>2013-10-30T00:21:27</meta:creation-date>
    <dc:date>2013-11-25T10:53:14</dc:date>
    <meta:generator>LibreOffice/3.5$Linux_X86_64 LibreOffice_project/350m1$Build-2</meta:generator>
    <meta:editing-duration>PT4M33S</meta:editing-duration>
    <meta:editing-cycles>2</meta:editing-cycles>
    <meta:document-statistic meta:table-count="3" meta:cell-count="159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